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/>
    <style:font-face style:name="Chiller" svg:font-family="Chiller" style:font-family-generic="decorative" style:font-pitch="variable"/>
    <style:font-face style:name="Consolas" svg:font-family="Consolas" style:font-family-generic="modern" style:font-pitch="fixed"/>
    <style:font-face style:name="Liberation Sans" svg:font-family="'Liberation Sans'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 style:shadow="none" style:may-break-between-rows="true" table:border-model="collapsing"/>
    </style:style>
    <style:style style:name="Table1.A" style:family="table-column">
      <style:table-column-properties style:column-width="3.8924in" style:rel-column-width="5605*"/>
    </style:style>
    <style:style style:name="Table1.B" style:family="table-column">
      <style:table-column-properties style:column-width="3.6076in" style:rel-column-width="5195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.0799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799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799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fo:keep-together="auto"/>
    </style:style>
    <style:style style:name="Table1.A17" style:family="table-cell">
      <style:table-cell-properties style:vertical-align="" fo:background-color="transparent" fo:padding="0.0799in" fo:border-left="0.5pt solid #000000" fo:border-right="none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7" style:family="table-row">
      <style:table-row-properties style:min-row-height="1.8333in" fo:keep-together="always"/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799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799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799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0" style:family="table-row">
      <style:table-row-properties style:min-row-height="0.3292in" fo:keep-together="always"/>
    </style:style>
    <style:style style:name="Table1.A40" style:family="table-cell">
      <style:table-cell-properties fo:background-color="transparent" fo:padding="0.0799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75in" style:rel-column-width="5400*"/>
    </style:style>
    <style:style style:name="Table3.A1" style:family="table-cell">
      <style:table-cell-properties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75in" style:rel-column-width="5400*"/>
    </style:style>
    <style:style style:name="Table4.A1" style:family="table-cell">
      <style:table-cell-properties style:writing-mode="page"/>
    </style:style>
    <style:style style:name="Table5" style:family="table">
      <style:table-properties style:width="7.4743in" fo:margin-left="0in" fo:margin-right="0.0257in" table:align="margins" style:shadow="none" style:may-break-between-rows="true" table:border-model="collapsing"/>
    </style:style>
    <style:style style:name="Table5.A" style:family="table-column">
      <style:table-column-properties style:column-width="2.975in" style:rel-column-width="4284*"/>
    </style:style>
    <style:style style:name="Table5.B" style:family="table-column">
      <style:table-column-properties style:column-width="1.875in" style:rel-column-width="2700*"/>
    </style:style>
    <style:style style:name="Table5.C" style:family="table-column">
      <style:table-column-properties style:column-width="2.6243in" style:rel-column-width="3779*"/>
    </style:style>
    <style:style style:name="Table5.1" style:family="table-row">
      <style:table-row-properties style:min-row-height="0.9118in" fo:keep-together="auto"/>
    </style:style>
    <style:style style:name="Table5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C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ubtitle">
      <style:text-properties fo:color="#808080" loext:opacity="100%" fo:font-size="14pt" officeooo:rsid="0043b0fb" officeooo:paragraph-rsid="0043b0fb" style:font-size-asian="14pt" style:font-size-complex="14pt"/>
    </style:style>
    <style:style style:name="P2" style:family="paragraph" style:parent-style-name="Header">
      <style:text-properties officeooo:rsid="0050a5c8" officeooo:paragraph-rsid="0050a5c8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735b4" officeooo:paragraph-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4f55b" officeooo:paragraph-rsid="0024f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492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4e0442" officeooo:paragraph-rsid="004e0442"/>
    </style:style>
    <style:style style:name="P7" style:family="paragraph" style:parent-style-name="Standard">
      <style:paragraph-properties fo:text-align="center" style:justify-single-word="false"/>
      <style:text-properties officeooo:rsid="004e0442" officeooo:paragraph-rsid="004e0442"/>
    </style:style>
    <style:style style:name="P8" style:family="paragraph" style:parent-style-name="Standard">
      <style:paragraph-properties fo:text-align="center" style:justify-single-word="false"/>
      <style:text-properties officeooo:rsid="004e0442" officeooo:paragraph-rsid="00509472"/>
    </style:style>
    <style:style style:name="P9" style:family="paragraph" style:parent-style-name="Standard">
      <style:text-properties officeooo:rsid="004e0442" officeooo:paragraph-rsid="00509472"/>
    </style:style>
    <style:style style:name="P10" style:family="paragraph" style:parent-style-name="Standard">
      <style:paragraph-properties fo:break-after="column"/>
      <style:text-properties officeooo:rsid="004e0442" officeooo:paragraph-rsid="00509472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4e0442" officeooo:paragraph-rsid="0050947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509472" officeooo:paragraph-rsid="00509472" style:font-weight-asian="bold" style:font-weight-complex="bold"/>
    </style:style>
    <style:style style:name="P13" style:family="paragraph" style:parent-style-name="Standard">
      <style:paragraph-properties fo:break-before="page"/>
      <style:text-properties officeooo:rsid="0051cd58" officeooo:paragraph-rsid="0051cd58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a5c8" officeooo:paragraph-rsid="0050a5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a7d2" officeooo:paragraph-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8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a7d2" officeooo:paragraph-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9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a7d2" officeooo:paragraph-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30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a7d2" officeooo:paragraph-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7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a7d2" officeooo:paragraph-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26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a7d2" officeooo:paragraph-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0d7c31" officeooo:paragraph-rsid="000d7c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0d7c31" officeooo:paragraph-rsid="000d7c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a993c" officeooo:paragraph-rsid="002a99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3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0b58" officeooo:paragraph-rsid="002c0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0b58" officeooo:paragraph-rsid="002c0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0b58" officeooo:paragraph-rsid="002c0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4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19e7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5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19e7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6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19e7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8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19e7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9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19e7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0f19b4" officeooo:paragraph-rsid="000f19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509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7eb4a" officeooo:paragraph-rsid="0017eb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11171" officeooo:paragraph-rsid="00111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11171" officeooo:paragraph-rsid="00111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95f4f" officeooo:paragraph-rsid="00295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2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a75f" officeooo:paragraph-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4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a75f" officeooo:paragraph-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0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a75f" officeooo:paragraph-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1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ca75f" officeooo:paragraph-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2cb47" officeooo:paragraph-rsid="0012cb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2cb47" officeooo:paragraph-rsid="004a7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3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fe2a4" officeooo:paragraph-rsid="003fe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3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e5b4a" officeooo:paragraph-rsid="003e5b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4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e1d34" officeooo:paragraph-rsid="002e1d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5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e1d34" officeooo:paragraph-rsid="002e1d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706f9" officeooo:paragraph-rsid="00270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63ae0" officeooo:paragraph-rsid="00163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63ae0" officeooo:paragraph-rsid="00458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9af75" officeooo:paragraph-rsid="00253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c0d61" officeooo:paragraph-rsid="001c0d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6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0f6c5" officeooo:paragraph-rsid="0030f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a893e" officeooo:paragraph-rsid="001a8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a893e" officeooo:paragraph-rsid="0019af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a893e" officeooo:paragraph-rsid="004bf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7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216ce" officeooo:paragraph-rsid="00321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216ce" officeooo:paragraph-rsid="00321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18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216ce" officeooo:paragraph-rsid="00321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2f506" officeooo:paragraph-rsid="0032f5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9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4a5bb" officeooo:paragraph-rsid="0034a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9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3eae5" officeooo:paragraph-rsid="0033e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00069" officeooo:paragraph-rsid="002000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20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5857b" officeooo:paragraph-rsid="00358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21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5857b" officeooo:paragraph-rsid="00358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22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5857b" officeooo:paragraph-rsid="00358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5857b" officeooo:paragraph-rsid="00358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24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5857b" officeooo:paragraph-rsid="00358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0c200" officeooo:paragraph-rsid="0020c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0c200" officeooo:paragraph-rsid="00358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0c200" officeooo:paragraph-rsid="004bf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1e6f10" officeooo:paragraph-rsid="001e6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1b027" officeooo:paragraph-rsid="0021b0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76716" officeooo:paragraph-rsid="003767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25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7ead8" officeooo:paragraph-rsid="0037e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3b536" officeooo:paragraph-rsid="0023b5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23595" officeooo:paragraph-rsid="002235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844f7" officeooo:paragraph-rsid="00284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844f7" officeooo:paragraph-rsid="00284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735b4" officeooo:paragraph-rsid="002735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6c840" officeooo:paragraph-rsid="0026c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6c840" officeooo:paragraph-rsid="00492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31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eefa" officeooo:paragraph-rsid="0039e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32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eefa" officeooo:paragraph-rsid="0039e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eefa" officeooo:paragraph-rsid="0039e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33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eefa" officeooo:paragraph-rsid="0039e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35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eefa" officeooo:paragraph-rsid="0039e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53426" officeooo:paragraph-rsid="00253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53426" officeooo:paragraph-rsid="0019af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4f55b" officeooo:paragraph-rsid="0024f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34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4f55b" officeooo:paragraph-rsid="0024f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4f55b" officeooo:paragraph-rsid="004a7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b52f5" officeooo:paragraph-rsid="003b5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37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b52f5" officeooo:paragraph-rsid="003b5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37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b9eca" officeooo:paragraph-rsid="003b5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38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a1f83" officeooo:paragraph-rsid="003a1f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45883b" officeooo:paragraph-rsid="00458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5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7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7b4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70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492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6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8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11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2cb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2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13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3fe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492089" officeooo:paragraph-rsid="00492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9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0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1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4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4a797b" officeooo:paragraph-rsid="004a7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33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4a797b" officeooo:paragraph-rsid="004a7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509472" officeooo:paragraph-rsid="00509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3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bold" officeooo:rsid="0035857b" officeooo:paragraph-rsid="003585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0d7c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0f19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1111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12cb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19af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1a89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1c0d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1e32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1e6f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officeooo:rsid="000d7c31" officeooo:paragraph-rsid="002534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Consolas" fo:font-size="16pt" fo:font-style="normal" fo:text-shadow="none" style:text-underline-style="none" fo:font-weight="bold" officeooo:rsid="0020c200" officeooo:paragraph-rsid="00492089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33" style:family="paragraph" style:parent-style-name="Table_20_Contents" style:list-style-name="L39">
      <style:paragraph-properties fo:line-height="150%"/>
      <style:text-properties style:font-name="Consolas" fo:font-size="14pt" officeooo:rsid="00500419" officeooo:paragraph-rsid="00500419"/>
    </style:style>
    <style:style style:name="P134" style:family="paragraph" style:parent-style-name="Table_20_Contents">
      <style:paragraph-properties fo:line-height="150%"/>
      <style:text-properties style:font-name="Consolas" fo:font-size="14pt" officeooo:rsid="00500419" officeooo:paragraph-rsid="00509472"/>
    </style:style>
    <style:style style:name="P135" style:family="paragraph" style:parent-style-name="Table_20_Contents" style:list-style-name="L39">
      <style:paragraph-properties fo:line-height="150%"/>
      <style:text-properties style:font-name="Consolas" fo:font-size="14pt" officeooo:rsid="004e4cc0" officeooo:paragraph-rsid="004e4cc0"/>
    </style:style>
    <style:style style:name="P136" style:family="paragraph" style:parent-style-name="Table_20_Contents">
      <style:paragraph-properties fo:line-height="150%"/>
      <style:text-properties style:font-name="Consolas" fo:font-size="14pt" officeooo:rsid="004e4cc0" officeooo:paragraph-rsid="00509472"/>
    </style:style>
    <style:style style:name="P137" style:family="paragraph" style:parent-style-name="Table_20_Contents">
      <style:paragraph-properties fo:line-height="150%"/>
      <style:text-properties style:font-name="Consolas" fo:font-size="14pt" officeooo:rsid="004e4cc0" officeooo:paragraph-rsid="004e4cc0"/>
    </style:style>
    <style:style style:name="P138" style:family="paragraph" style:parent-style-name="Table_20_Contents" style:list-style-name="L39">
      <style:paragraph-properties fo:line-height="150%"/>
      <style:text-properties style:font-name="Consolas" fo:font-size="14pt" officeooo:paragraph-rsid="00500419"/>
    </style:style>
    <style:style style:name="P139" style:family="paragraph" style:parent-style-name="Table_20_Contents" style:list-style-name="L39">
      <style:paragraph-properties fo:line-height="150%"/>
      <style:text-properties style:font-name="Consolas" fo:font-size="14pt" officeooo:rsid="00509472" officeooo:paragraph-rsid="00509472"/>
    </style:style>
    <style:style style:name="P140" style:family="paragraph" style:parent-style-name="Table_20_Contents">
      <style:paragraph-properties fo:line-height="115%" fo:text-align="start" style:justify-single-word="false"/>
      <style:text-properties style:font-name="Consolas" officeooo:paragraph-rsid="000d7c31"/>
    </style:style>
    <style:style style:name="P141" style:family="paragraph" style:parent-style-name="Table_20_Contents" style:list-style-name="L39">
      <style:paragraph-properties fo:line-height="150%"/>
      <style:text-properties fo:font-size="14pt" officeooo:paragraph-rsid="004e4cc0"/>
    </style:style>
    <style:style style:name="P142" style:family="paragraph" style:parent-style-name="Table_20_Contents" style:list-style-name="L39">
      <style:paragraph-properties fo:line-height="150%"/>
      <style:text-properties fo:font-size="14pt" officeooo:rsid="00509472" officeooo:paragraph-rsid="00509472"/>
    </style:style>
    <style:style style:name="P143" style:family="paragraph" style:parent-style-name="Table_20_Contents">
      <style:paragraph-properties fo:line-height="115%" fo:text-align="start" style:justify-single-word="false"/>
      <style:text-properties officeooo:paragraph-rsid="0021b027"/>
    </style:style>
    <style:style style:name="P144" style:family="paragraph" style:parent-style-name="Table_20_Contents">
      <style:paragraph-properties fo:line-height="115%" fo:text-align="start" style:justify-single-word="false"/>
      <style:text-properties officeooo:paragraph-rsid="0024f55b"/>
    </style:style>
    <style:style style:name="P145" style:family="paragraph" style:parent-style-name="Table_20_Contents">
      <style:paragraph-properties fo:line-height="115%" fo:text-align="start" style:justify-single-word="false"/>
      <style:text-properties officeooo:paragraph-rsid="003b52f5"/>
    </style:style>
    <style:style style:name="P146" style:family="paragraph" style:parent-style-name="Table_20_Contents" style:list-style-name="L36">
      <style:paragraph-properties fo:line-height="115%" fo:text-align="start" style:justify-single-word="false"/>
      <style:text-properties officeooo:paragraph-rsid="0039eefa"/>
    </style:style>
    <style:style style:name="P147" style:family="paragraph" style:parent-style-name="Table_20_Contents" style:list-style-name="L14">
      <style:paragraph-properties fo:line-height="115%" fo:text-align="start" style:justify-single-word="false"/>
      <style:text-properties officeooo:paragraph-rsid="002e1d34"/>
    </style:style>
    <style:style style:name="P148" style:family="paragraph" style:parent-style-name="Table_20_Contents" style:list-style-name="L16">
      <style:paragraph-properties fo:line-height="115%" fo:text-align="start" style:justify-single-word="false"/>
      <style:text-properties officeooo:paragraph-rsid="0030f6c5"/>
    </style:style>
    <style:style style:name="P149" style:family="paragraph" style:parent-style-name="Table_20_Contents" style:list-style-name="L17">
      <style:paragraph-properties fo:line-height="115%" fo:text-align="start" style:justify-single-word="false"/>
      <style:text-properties officeooo:paragraph-rsid="003216ce"/>
    </style:style>
    <style:style style:name="P150" style:family="paragraph" style:parent-style-name="Table_20_Contents" style:list-style-name="L18">
      <style:paragraph-properties fo:line-height="115%" fo:text-align="start" style:justify-single-word="false"/>
      <style:text-properties officeooo:paragraph-rsid="0032f506"/>
    </style:style>
    <style:style style:name="P151" style:family="paragraph" style:parent-style-name="Table_20_Contents" style:list-style-name="L19">
      <style:paragraph-properties fo:line-height="115%" fo:text-align="start" style:justify-single-word="false"/>
      <style:text-properties officeooo:paragraph-rsid="0034a5bb"/>
    </style:style>
    <style:style style:name="P152" style:family="paragraph" style:parent-style-name="Table_20_Contents" style:list-style-name="L20">
      <style:paragraph-properties fo:line-height="115%" fo:text-align="start" style:justify-single-word="false"/>
      <style:text-properties officeooo:paragraph-rsid="0035857b"/>
    </style:style>
    <style:style style:name="P153" style:family="paragraph" style:parent-style-name="Table_20_Contents" style:list-style-name="L21">
      <style:paragraph-properties fo:line-height="115%" fo:text-align="start" style:justify-single-word="false"/>
      <style:text-properties officeooo:paragraph-rsid="0035857b"/>
    </style:style>
    <style:style style:name="P154" style:family="paragraph" style:parent-style-name="Table_20_Contents" style:list-style-name="L22">
      <style:paragraph-properties fo:line-height="115%" fo:text-align="start" style:justify-single-word="false"/>
      <style:text-properties officeooo:paragraph-rsid="0035857b"/>
    </style:style>
    <style:style style:name="P155" style:family="paragraph" style:parent-style-name="Table_20_Contents" style:list-style-name="L23">
      <style:paragraph-properties fo:line-height="115%" fo:text-align="start" style:justify-single-word="false"/>
      <style:text-properties officeooo:paragraph-rsid="0035857b"/>
    </style:style>
    <style:style style:name="P156" style:family="paragraph" style:parent-style-name="Table_20_Contents" style:list-style-name="L24">
      <style:paragraph-properties fo:line-height="115%" fo:text-align="start" style:justify-single-word="false"/>
      <style:text-properties officeooo:paragraph-rsid="0035857b"/>
    </style:style>
    <style:style style:name="P157" style:family="paragraph" style:parent-style-name="Table_20_Contents" style:list-style-name="L25">
      <style:paragraph-properties fo:line-height="115%" fo:text-align="start" style:justify-single-word="false"/>
      <style:text-properties officeooo:paragraph-rsid="0037ead8"/>
    </style:style>
    <style:style style:name="P158" style:family="paragraph" style:parent-style-name="Table_20_Contents" style:list-style-name="L28">
      <style:paragraph-properties fo:line-height="115%" fo:text-align="start" style:justify-single-word="false"/>
      <style:text-properties officeooo:paragraph-rsid="0039a7d2"/>
    </style:style>
    <style:style style:name="P159" style:family="paragraph" style:parent-style-name="Table_20_Contents" style:list-style-name="L29">
      <style:paragraph-properties fo:line-height="115%" fo:text-align="start" style:justify-single-word="false"/>
      <style:text-properties officeooo:paragraph-rsid="0039a7d2"/>
    </style:style>
    <style:style style:name="P160" style:family="paragraph" style:parent-style-name="Table_20_Contents" style:list-style-name="L30">
      <style:paragraph-properties fo:line-height="115%" fo:text-align="start" style:justify-single-word="false"/>
      <style:text-properties officeooo:paragraph-rsid="0039a7d2"/>
    </style:style>
    <style:style style:name="P161" style:family="paragraph" style:parent-style-name="Table_20_Contents" style:list-style-name="L31">
      <style:paragraph-properties fo:line-height="115%" fo:text-align="start" style:justify-single-word="false"/>
      <style:text-properties officeooo:paragraph-rsid="0039eefa"/>
    </style:style>
    <style:style style:name="P162" style:family="paragraph" style:parent-style-name="Table_20_Contents" style:list-style-name="L32">
      <style:paragraph-properties fo:line-height="115%" fo:text-align="start" style:justify-single-word="false"/>
      <style:text-properties officeooo:paragraph-rsid="0039eefa"/>
    </style:style>
    <style:style style:name="P163" style:family="paragraph" style:parent-style-name="Table_20_Contents" style:list-style-name="L33">
      <style:paragraph-properties fo:line-height="115%" fo:text-align="start" style:justify-single-word="false"/>
      <style:text-properties officeooo:paragraph-rsid="0039eefa"/>
    </style:style>
    <style:style style:name="P164" style:family="paragraph" style:parent-style-name="Table_20_Contents" style:list-style-name="L35">
      <style:paragraph-properties fo:line-height="115%" fo:text-align="start" style:justify-single-word="false"/>
      <style:text-properties officeooo:paragraph-rsid="0039eefa"/>
    </style:style>
    <style:style style:name="P165" style:family="paragraph" style:parent-style-name="Table_20_Contents" style:list-style-name="L37">
      <style:paragraph-properties fo:line-height="115%" fo:text-align="start" style:justify-single-word="false"/>
      <style:text-properties officeooo:paragraph-rsid="003b52f5"/>
    </style:style>
    <style:style style:name="P166" style:family="paragraph" style:parent-style-name="Table_20_Contents" style:list-style-name="L38">
      <style:paragraph-properties fo:line-height="115%" fo:text-align="start" style:justify-single-word="false"/>
      <style:text-properties officeooo:paragraph-rsid="003a1f83"/>
    </style:style>
    <style:style style:name="P167" style:family="paragraph" style:parent-style-name="Table_20_Contents" style:list-style-name="L15">
      <style:paragraph-properties fo:line-height="150%" fo:text-align="start" style:justify-single-word="false"/>
      <style:text-properties officeooo:paragraph-rsid="002e1d34"/>
    </style:style>
    <style:style style:name="P168" style:family="paragraph" style:parent-style-name="Table_20_Contents" style:list-style-name="L26">
      <style:paragraph-properties fo:line-height="150%" fo:text-align="start" style:justify-single-word="false"/>
      <style:text-properties officeooo:paragraph-rsid="0039a7d2"/>
    </style:style>
    <style:style style:name="P169" style:family="paragraph" style:parent-style-name="Table_20_Contents" style:list-style-name="L27">
      <style:paragraph-properties fo:line-height="150%" fo:text-align="start" style:justify-single-word="false"/>
      <style:text-properties officeooo:paragraph-rsid="0039a7d2"/>
    </style:style>
    <style:style style:name="P170" style:family="paragraph" style:parent-style-name="Text_20_body">
      <style:text-properties officeooo:rsid="003fe2a4" officeooo:paragraph-rsid="003fe2a4"/>
    </style:style>
    <style:style style:name="P171" style:family="paragraph" style:parent-style-name="Text_20_body">
      <style:paragraph-properties fo:line-height="100%"/>
      <style:text-properties officeooo:rsid="003fe2a4" officeooo:paragraph-rsid="003fe2a4"/>
    </style:style>
    <style:style style:name="P172" style:family="paragraph" style:parent-style-name="Text_20_body" style:list-style-name="L41">
      <style:paragraph-properties fo:line-height="100%"/>
      <style:text-properties officeooo:rsid="003fe2a4" officeooo:paragraph-rsid="003fe2a4"/>
    </style:style>
    <style:style style:name="P173" style:family="paragraph" style:parent-style-name="Text_20_body">
      <style:paragraph-properties fo:line-height="100%"/>
      <style:text-properties fo:font-size="14pt" style:text-underline-style="solid" style:text-underline-width="auto" style:text-underline-color="font-color" fo:font-weight="bold" officeooo:rsid="003fe2a4" officeooo:paragraph-rsid="003fe2a4" style:font-weight-asian="bold" style:font-weight-complex="bold"/>
    </style:style>
    <style:style style:name="P174" style:family="paragraph" style:parent-style-name="Text_20_body">
      <style:paragraph-properties fo:text-align="center" style:justify-single-word="false" fo:break-before="page"/>
      <style:text-properties fo:font-size="16pt" fo:font-weight="bold" officeooo:rsid="0043b0fb" officeooo:paragraph-rsid="0043b0fb" style:font-weight-asian="bold" style:font-weight-complex="bold"/>
    </style:style>
    <style:style style:name="P175" style:family="paragraph" style:parent-style-name="Text_20_body">
      <style:paragraph-properties fo:line-height="100%"/>
      <style:text-properties officeooo:paragraph-rsid="003fe2a4"/>
    </style:style>
    <style:style style:name="P176" style:family="paragraph" style:parent-style-name="Text_20_body" style:list-style-name="L41">
      <style:paragraph-properties fo:line-height="100%"/>
      <style:text-properties officeooo:paragraph-rsid="003fe2a4"/>
    </style:style>
    <style:style style:name="P177" style:family="paragraph" style:parent-style-name="Title">
      <style:text-properties style:font-name="Chiller" officeooo:rsid="0041e319" officeooo:paragraph-rsid="0041e319"/>
    </style:style>
    <style:style style:name="T1" style:family="text">
      <style:text-properties officeooo:rsid="000f19b4"/>
    </style:style>
    <style:style style:name="T2" style:family="text">
      <style:text-properties officeooo:rsid="00111171"/>
    </style:style>
    <style:style style:name="T3" style:family="text">
      <style:text-properties officeooo:rsid="0017eb4a"/>
    </style:style>
    <style:style style:name="T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c1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d7c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c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2cb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fe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1b0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235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4f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b5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2e1d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0f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21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2f5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4a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58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7e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a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9e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4bf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officeooo:rsid="003a1f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bold" officeooo:rsid="0021b0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bold" officeooo:rsid="003585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officeooo:rsid="000d7c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super 58%" style:font-name="Consolas" fo:font-size="12pt" fo:font-style="normal" fo:text-shadow="none" style:text-underline-style="none" fo:font-weight="normal" officeooo:rsid="004bf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Consolas" fo:font-size="12pt" fo:font-style="normal" fo:text-shadow="none" style:text-underline-style="none" fo:font-weight="normal" officeooo:rsid="004bf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officeooo:rsid="001c0d61"/>
    </style:style>
    <style:style style:name="T31" style:family="text">
      <style:text-properties officeooo:rsid="0021b027"/>
    </style:style>
    <style:style style:name="T32" style:family="text">
      <style:text-properties officeooo:rsid="0023b536"/>
    </style:style>
    <style:style style:name="T33" style:family="text">
      <style:text-properties officeooo:rsid="00253426"/>
    </style:style>
    <style:style style:name="T34" style:family="text">
      <style:text-properties officeooo:rsid="0026c840"/>
    </style:style>
    <style:style style:name="T35" style:family="text">
      <style:text-properties officeooo:rsid="00295f4f"/>
    </style:style>
    <style:style style:name="T36" style:family="text">
      <style:text-properties officeooo:rsid="002c0b58"/>
    </style:style>
    <style:style style:name="T37" style:family="text">
      <style:text-properties officeooo:rsid="002ca75f"/>
    </style:style>
    <style:style style:name="T38" style:family="text">
      <style:text-properties officeooo:rsid="002e1d34"/>
    </style:style>
    <style:style style:name="T39" style:family="text">
      <style:text-properties officeooo:rsid="002f65c5"/>
    </style:style>
    <style:style style:name="T40" style:family="text">
      <style:text-properties officeooo:rsid="0030f6c5"/>
    </style:style>
    <style:style style:name="T41" style:family="text">
      <style:text-properties officeooo:rsid="0032f506"/>
    </style:style>
    <style:style style:name="T42" style:family="text">
      <style:text-properties officeooo:rsid="0033eae5"/>
    </style:style>
    <style:style style:name="T43" style:family="text">
      <style:text-properties officeooo:rsid="0034a5bb"/>
    </style:style>
    <style:style style:name="T44" style:family="text">
      <style:text-properties officeooo:rsid="0037ead8"/>
    </style:style>
    <style:style style:name="T45" style:family="text">
      <style:text-properties officeooo:rsid="0039a7d2"/>
    </style:style>
    <style:style style:name="T46" style:family="text">
      <style:text-properties officeooo:rsid="0039eefa"/>
    </style:style>
    <style:style style:name="T47" style:family="text">
      <style:text-properties officeooo:rsid="003a1f83"/>
    </style:style>
    <style:style style:name="T48" style:family="text">
      <style:text-properties officeooo:rsid="003b52f5"/>
    </style:style>
    <style:style style:name="T49" style:family="text">
      <style:text-properties officeooo:rsid="003b9eca"/>
    </style:style>
    <style:style style:name="T50" style:family="text">
      <style:text-properties officeooo:rsid="003e5b4a"/>
    </style:style>
    <style:style style:name="T51" style:family="text">
      <style:text-properties officeooo:rsid="003fe2a4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officeooo:rsid="0043b0f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fe2a4" style:font-weight-asian="bold" style:font-weight-complex="bold"/>
    </style:style>
    <style:style style:name="T56" style:family="text">
      <style:text-properties fo:font-weight="bold" officeooo:rsid="0021b027" style:font-weight-asian="bold" style:font-weight-complex="bold"/>
    </style:style>
    <style:style style:name="T57" style:family="text">
      <style:text-properties fo:font-weight="bold" officeooo:rsid="0035857b" style:font-weight-asian="bold" style:font-weight-complex="bold"/>
    </style:style>
    <style:style style:name="T58" style:family="text">
      <style:text-properties fo:font-weight="bold" officeooo:rsid="0023b536" style:font-weight-asian="bold" style:font-weight-complex="bold"/>
    </style:style>
    <style:style style:name="T59" style:family="text">
      <style:text-properties officeooo:rsid="0045883b"/>
    </style:style>
    <style:style style:name="T60" style:family="text">
      <style:text-properties fo:font-size="16pt" style:font-size-asian="12pt" style:font-size-complex="12pt"/>
    </style:style>
    <style:style style:name="T61" style:family="text">
      <style:text-properties officeooo:rsid="0047599d"/>
    </style:style>
    <style:style style:name="T62" style:family="text">
      <style:text-properties officeooo:rsid="00492089"/>
    </style:style>
    <style:style style:name="T63" style:family="text">
      <style:text-properties officeooo:rsid="004a797b"/>
    </style:style>
    <style:style style:name="T64" style:family="text">
      <style:text-properties officeooo:rsid="004bf235"/>
    </style:style>
    <style:style style:name="T65" style:family="text">
      <style:text-properties style:font-name="Consolas"/>
    </style:style>
    <style:style style:name="T66" style:family="text">
      <style:text-properties style:font-name="Consolas" officeooo:rsid="004e4cc0"/>
    </style:style>
    <style:style style:name="T67" style:family="text">
      <style:text-properties officeooo:rsid="00500419"/>
    </style:style>
    <style:style style:name="T68" style:family="text">
      <style:text-properties fo:color="#b2b2b2" loext:opacity="100%" fo:background-color="#b2b2b2" loext:char-shading-value="0"/>
    </style:style>
    <style:style style:name="T69" style:family="text">
      <style:text-properties fo:color="#b2b2b2" loext:opacity="100%" officeooo:rsid="004e4cc0" fo:background-color="#b2b2b2" loext:char-shading-value="0"/>
    </style:style>
    <style:style style:name="T70" style:family="text">
      <style:text-properties fo:background-color="#b2b2b2" loext:char-shading-value="0"/>
    </style:style>
    <style:style style:name="T71" style:family="text">
      <style:text-properties officeooo:rsid="004e4cc0" fo:background-color="#b2b2b2" loext:char-shading-value="0"/>
    </style:style>
    <style:style style:name="T72" style:family="text">
      <style:text-properties officeooo:rsid="00509472"/>
    </style:style>
    <style:style style:name="T73" style:family="text">
      <style:text-properties officeooo:rsid="0051cd5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99in" fo:margin-left="0.179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D __________________________<text:tab/><text:tab/><text:tab/><text:tab/><text:tab/><text:tab/><text:tab/><text:tab/><text:tab/>Date <text:s text:c="3"/>________________</text:p>
      <text:p text:style-name="P177"><text:span text:style-name="T53">2024 </text:span>Boo-vitational</text:p>
      <text:p text:style-name="P1">October 2024</text:p>
      <text:p text:style-name="P173">General Directions (Please read carefully!) <text:s text:c="56"/></text:p>
      <text:p text:style-name="P175"><text:span text:style-name="T51">1. DO NOT OPEN THE EXAM UNTIL TOLD TO DO SO.</text:span></text:p>
      <text:p text:style-name="P171">2. There are 40 questions on this contest exam. You will have 45 minutes to complete this contest.</text:p>
      <text:p text:style-name="P171">3. All answers must be legibly written on the answer sheet provided. Indicate your answers in the</text:p>
      <text:p text:style-name="P171">appropriate blanks provided on the answer sheet. Clean erasures are necessary for accurate grading.</text:p>
      <text:p text:style-name="P171">4. You may write on the test packet or any additional scratch paper provided by the contest director, but</text:p>
      <text:p text:style-name="P171">NOT on the answer sheet, which is reserved for answers only.</text:p>
      <text:p text:style-name="P171">5. All questions have ONE and only ONE correct answer. There is a 2-point penalty for all incorrect answers.</text:p>
      <text:p text:style-name="P171">6. Tests may not be turned in until 45 minutes have elapsed. If you finish the test before the end of the</text:p>
      <text:p text:style-name="P171">allotted time, remain at your seat and retain your test until told to do otherwise. You may use this time</text:p>
      <text:p text:style-name="P171">to check your answers.</text:p>
      <text:p text:style-name="P171">7. If you are in the process of actually writing an answer when the signal to stop is given, you may finish</text:p>
      <text:p text:style-name="P171">writing that answer.</text:p>
      <text:p text:style-name="P171">8. All provided code segments are intended to be syntactically correct, unless otherwise stated. You may</text:p>
      <text:p text:style-name="P171">also assume that any undefined variables are defined as used.</text:p>
      <text:p text:style-name="P171">9. A reference to many commonly used Java classes is provided with the test, and you may use this</text:p>
      <text:p text:style-name="P171">reference sheet during the contest. AFTER THE CONTEST BEGINS, you may detach the reference sheet from the test booklet if you wish.</text:p>
      <text:p text:style-name="P171">10. Assume that any necessary import statements for standard Java SE packages and classes (e.g., <text:span text:style-name="T65">java.util, System</text:span>, etc.) are included in any programs or code segments that refer to methods from these classes and packages.</text:p>
      <text:p text:style-name="P171">11. NO CALCULATORS of any kind may be used during this contest.</text:p>
      <text:p text:style-name="P173">Scoring <text:s text:c="108"/></text:p>
      <text:list text:style-name="L41">
        <text:list-item>
          <text:p text:style-name="P176"><text:span text:style-name="T51">Correct answers will receive </text:span><text:span text:style-name="T55">6 points.</text:span></text:p>
        </text:list-item>
        <text:list-item>
          <text:p text:style-name="P172">Incorrect answers will lose <text:span text:style-name="T54">2 points.</text:span></text:p>
        </text:list-item>
        <text:list-item>
          <text:p text:style-name="P172">Unanswered questions will neither receive nor lose any points.</text:p>
        </text:list-item>
        <text:list-item>
          <text:p text:style-name="P176"><text:span text:style-name="T51">In the event of a tie, the student with the highest percentage of attempted questions correct shall win the tie.</text:span></text:p>
        </text:list-item>
      </text:list>
      <text:p text:style-name="P170"/>
      <text:p text:style-name="P174">2024-2025 Boo-vitational – Computer Science Written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16">Note: Correct responses are based on Java SE Development Kit <text:span text:style-name="T53">12</text:span> (JDK <text:span text:style-name="T53">12</text:span>) from Sun Microsystems, Inc. All provided code segments are intended to be syntactically correct, unless otherwise stated (e.g., "error" is an answer choice) and any necessary Java SE <text:span text:style-name="T53">12</text:span> Standard Packages have been imported. Ignore any typographical errors and assume any undefined variables are defined as used. <text:span text:style-name="T54">For all output statements, assume that the System class has been statically imported using:</text:span></text:p>
            <text:p text:style-name="P16"><text:span text:style-name="T54"/></text:p>
            <text:p text:style-name="P120">import static java.lang.*;</text:p>
          </table:table-cell>
        </table:table-row>
      </table:table>
      <text:p text:style-name="P170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1">Question 1</text:p>
            <text:p text:style-name="P23">What is <text:span text:style-name="T52"><draw:frame draw:style-name="fr1" draw:name="Object2" text:anchor-type="as-char" svg:y="-0.1744in" svg:width="1.25in" svg:height="0.2453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52">?</text:span></text:p>
            <text:list text:style-name="L1">
              <text:list-item>
                <text:p text:style-name="P24"><draw:frame draw:style-name="fr1" draw:name="Object5" text:anchor-type="as-char" svg:y="-0.1744in" svg:width="0.3783in" svg:height="0.2453in" draw:z-index="1"><draw:object xlink:href="./Object 5" xlink:type="simple" xlink:show="embed" xlink:actuate="onLoad"/><draw:image xlink:href="./ObjectReplacements/Object 5" xlink:type="simple" xlink:show="embed" xlink:actuate="onLoad"/></draw:frame></text:p>
              </text:list-item>
              <text:list-item>
                <text:p text:style-name="P24"><draw:frame draw:style-name="fr1" draw:name="Object4" text:anchor-type="as-char" svg:y="-0.1744in" svg:width="0.7925in" svg:height="0.2453in" draw:z-index="2"><draw:object xlink:href="./Object 4" xlink:type="simple" xlink:show="embed" xlink:actuate="onLoad"/><draw:image xlink:href="./ObjectReplacements/Object 4" xlink:type="simple" xlink:show="embed" xlink:actuate="onLoad"/></draw:frame></text:p>
              </text:list-item>
              <text:list-item>
                <text:p text:style-name="P25"><draw:frame draw:style-name="fr1" draw:name="Object3" text:anchor-type="as-char" svg:y="-0.1744in" svg:width="0.4in" svg:height="0.2453in" draw:z-index="3"><draw:object xlink:href="./Object 3" xlink:type="simple" xlink:show="embed" xlink:actuate="onLoad"/><draw:image xlink:href="./ObjectReplacements/Object 3" xlink:type="simple" xlink:show="embed" xlink:actuate="onLoad"/></draw:frame></text:p>
              </text:list-item>
              <text:list-item>
                <text:p text:style-name="P25"><draw:frame draw:style-name="fr1" draw:name="Object6" text:anchor-type="as-char" svg:y="-0.1744in" svg:width="0.3583in" svg:height="0.2453in" draw:z-index="4"><draw:object xlink:href="./Object 6" xlink:type="simple" xlink:show="embed" xlink:actuate="onLoad"/><draw:image xlink:href="./ObjectReplacements/Object 6" xlink:type="simple" xlink:show="embed" xlink:actuate="onLoad"/></draw:frame></text:p>
                <text:p text:style-name="P25"/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P121">Question 2</text:p>
            <text:p text:style-name="P23">What is output by the code to the right?</text:p>
            <text:list text:style-name="L2">
              <text:list-item>
                <text:p text:style-name="P27">-1.3333333333</text:p>
              </text:list-item>
              <text:list-item>
                <text:p text:style-name="P27">83</text:p>
              </text:list-item>
              <text:list-item>
                <text:p text:style-name="P27">-1</text:p>
              </text:list-item>
              <text:list-item>
                <text:p text:style-name="P27">0</text:p>
                <text:p text:style-name="P27"/>
              </text:list-item>
            </text:list>
          </table:table-cell>
          <table:table-cell table:style-name="Table1.B2" office:value-type="string">
            <text:p text:style-name="P23">out.print(84 / 7 % 3 – 4 / 3);</text:p>
          </table:table-cell>
        </table:table-row>
        <table:table-row table:style-name="Table1.1">
          <table:table-cell table:style-name="Table1.A2" office:value-type="string">
            <text:p text:style-name="P121">Question 3</text:p>
            <text:p text:style-name="P140"><text:span text:style-name="T6">What is output by the code to the right?</text:span></text:p>
            <text:list text:style-name="L3">
              <text:list-item>
                <text:p text:style-name="P26">Say \"Boo!\"</text:p>
              </text:list-item>
              <text:list-item>
                <text:p text:style-name="P26">Say Boo!</text:p>
              </text:list-item>
              <text:list-item>
                <text:p text:style-name="P26">Say "Boo!"</text:p>
              </text:list-item>
              <text:list-item>
                <text:p text:style-name="P26">There is no output due to an error.</text:p>
              </text:list-item>
            </text:list>
            <text:p text:style-name="P28"/>
          </table:table-cell>
          <table:table-cell table:style-name="Table1.B2" office:value-type="string">
            <text:p text:style-name="P23">out.print("<text:span text:style-name="T3">Say \"Boo!\""</text:span><text:span text:style-name="T1">);</text:span></text:p>
          </table:table-cell>
        </table:table-row>
        <table:table-row table:style-name="Table1.1">
          <table:table-cell table:style-name="Table1.A2" office:value-type="string">
            <text:p text:style-name="P121">Question 4</text:p>
            <text:p text:style-name="P23">What is output by the code to the right?</text:p>
            <text:list text:style-name="L4">
              <text:list-item>
                <text:p text:style-name="P29">The Skeleton Won War!</text:p>
              </text:list-item>
              <text:list-item>
                <text:p text:style-name="P29"><text:s/>The Skeleton <text:s/>Wn War!</text:p>
              </text:list-item>
              <text:list-item>
                <text:p text:style-name="P29">For The Skeleton War!</text:p>
              </text:list-item>
              <text:list-item>
                <text:p text:style-name="P29">The Skeleton WWar!</text:p>
              </text:list-item>
            </text:list>
          </table:table-cell>
          <table:table-cell table:style-name="Table1.B2" office:value-type="string">
            <text:p text:style-name="P34">String s1 = "For The Skeleton War!";</text:p>
            <text:p text:style-name="P99">String sub1 = <text:span text:style-name="T1">s1.substring(4,16);</text:span></text:p>
            <text:p text:style-name="P99">String sub2 = <text:tab/><text:span text:style-name="T1">s1.substring(s</text:span><text:span text:style-name="T36">1</text:span><text:span text:style-name="T1">.length</text:span><text:span text:style-name="T61">() - </text:span><text:span text:style-name="T1">7);</text:span></text:p>
            <text:p text:style-name="P34">out.print(<text:span text:style-name="T59">sub1</text:span> + " W" + <text:span text:style-name="T59">sub2</text:span>);</text:p>
          </table:table-cell>
        </table:table-row>
        <table:table-row table:style-name="Table1.1">
          <table:table-cell table:style-name="Table1.A2" office:value-type="string">
            <text:p text:style-name="P122">Question 5</text:p>
            <text:p text:style-name="P34">What is output by the code to the right?</text:p>
            <text:list text:style-name="L5">
              <text:list-item>
                <text:p text:style-name="P100"><text:span text:style-name="T5">true</text:span></text:p>
              </text:list-item>
              <text:list-item>
                <text:p text:style-name="P30">false</text:p>
              </text:list-item>
            </text:list>
          </table:table-cell>
          <table:table-cell table:style-name="Table1.B2" office:value-type="string">
            <text:p text:style-name="P34">out.print(false&amp;&amp;true^true||fals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22">Question 6</text:p>
            <text:p text:style-name="P34">What is output by the code to the right?</text:p>
            <text:list text:style-name="L6">
              <text:list-item>
                <text:p text:style-name="P31">12.0</text:p>
              </text:list-item>
              <text:list-item>
                <text:p text:style-name="P106"><text:span text:style-name="T5">15.0</text:span></text:p>
              </text:list-item>
              <text:list-item>
                <text:p text:style-name="P31">14.0</text:p>
              </text:list-item>
              <text:list-item>
                <text:p text:style-name="P31">16.0</text:p>
              </text:list-item>
            </text:list>
          </table:table-cell>
          <table:table-cell table:style-name="Table1.B2" office:value-type="string">
            <text:p text:style-name="P34">out.print(Math.pow(3,2) +<text:tab/><text:tab/><text:tab/><text:tab/><text:tab/><text:tab/><text:tab/>Math.ceil(6.1));</text:p>
          </table:table-cell>
        </table:table-row>
        <table:table-row table:style-name="Table1.1">
          <table:table-cell table:style-name="Table1.A2" office:value-type="string">
            <text:p text:style-name="P123">Question 7</text:p>
            <text:p text:style-name="P101">What is output by the code to the right?</text:p>
            <text:list text:style-name="L7">
              <text:list-item>
                <text:p text:style-name="P102">-33.0</text:p>
              </text:list-item>
              <text:list-item>
                <text:p text:style-name="P102"><text:span text:style-name="T4">34.0</text:span></text:p>
              </text:list-item>
              <text:list-item>
                <text:p text:style-name="P102">-<text:span text:style-name="T40">32.0</text:span></text:p>
              </text:list-item>
              <text:list-item>
                <text:p text:style-name="P102">There is no output due to an error.</text:p>
              </text:list-item>
            </text:list>
          </table:table-cell>
          <table:table-cell table:style-name="Table1.B2" office:value-type="string">
            <text:p text:style-name="P36">double w = 4 / 5;</text:p>
            <text:p text:style-name="P36">int h = 'A';</text:p>
            <text:p text:style-name="P36">int s = 0; </text:p>
            <text:p text:style-name="P34">out.print(<text:span text:style-name="T3">w</text:span> - <text:span text:style-name="T3">++h</text:span> + <text:span text:style-name="T3">h / (s+=2))</text:span><text:span text:style-name="T2">;</text:span></text:p>
          </table:table-cell>
        </table:table-row>
        <table:table-row table:style-name="Table1.1">
          <table:table-cell table:style-name="Table1.A2" office:value-type="string">
            <text:p text:style-name="P124">Question 8</text:p>
            <text:p text:style-name="P37">What is output by the code to the right?</text:p>
            <text:list text:style-name="L8">
              <text:list-item>
                <text:p text:style-name="P32">10</text:p>
              </text:list-item>
              <text:list-item>
                <text:p text:style-name="P32">6</text:p>
              </text:list-item>
              <text:list-item>
                <text:p text:style-name="P107"><text:span text:style-name="T5">0</text:span></text:p>
              </text:list-item>
              <text:list-item>
                <text:p text:style-name="P32">5</text:p>
              </text:list-item>
            </text:list>
          </table:table-cell>
          <table:table-cell table:style-name="Table1.B2" office:value-type="string">
            <text:p text:style-name="P39">int x = 0, j = 10, k = 5;</text:p>
            <text:p text:style-name="P39">if(j % k != 0)<text:span text:style-name="T62">{</text:span></text:p>
            <text:p text:style-name="P39"><text:s text:c="4"/>if(j / k &gt; j – k)<text:span text:style-name="T62">{</text:span></text:p>
            <text:p text:style-name="P39"><text:s text:c="8"/>x = 10;</text:p>
            <text:p text:style-name="P39"><text:s text:c="4"/><text:span text:style-name="T62">}</text:span></text:p>
            <text:p text:style-name="P39"><text:s text:c="4"/>else x = 6;</text:p>
            <text:p text:style-name="P112">}</text:p>
            <text:p text:style-name="P39">out.print(x);</text:p>
          </table:table-cell>
        </table:table-row>
        <table:table-row table:style-name="Table1.1">
          <table:table-cell table:style-name="Table1.A2" office:value-type="string">
            <text:p text:style-name="P108"><text:span text:style-name="T27">Question 9</text:span></text:p>
            <text:p text:style-name="P37">What is output by the code to the right?</text:p>
            <text:list text:style-name="L9">
              <text:list-item>
                <text:p text:style-name="P113"><text:span text:style-name="T5">4444433333222221111100000</text:span></text:p>
              </text:list-item>
              <text:list-item>
                <text:p text:style-name="P33">43210</text:p>
              </text:list-item>
              <text:list-item>
                <text:p text:style-name="P33">444443333222110</text:p>
              </text:list-item>
              <text:list-item>
                <text:p text:style-name="P33">433222111100000</text:p>
              </text:list-item>
            </text:list>
          </table:table-cell>
          <table:table-cell table:style-name="Table1.B2" office:value-type="string">
            <text:p text:style-name="P37">int i = 5;</text:p>
            <text:p text:style-name="P37">while(i &gt;0){</text:p>
            <text:p text:style-name="P37"><text:s text:c="4"/><text:span text:style-name="T3">i--;</text:span></text:p>
            <text:p text:style-name="P37"><text:s text:c="4"/>out.print((""+i).repeat(5-i));</text:p>
            <text:p text:style-name="P37">}</text:p>
          </table:table-cell>
        </table:table-row>
        <table:table-row table:style-name="Table1.1">
          <table:table-cell table:style-name="Table1.A2" office:value-type="string">
            <text:p text:style-name="P124">Question 10</text:p>
            <text:p text:style-name="P37">What is output by the code to the right?</text:p>
            <text:list text:style-name="L10">
              <text:list-item>
                <text:p text:style-name="P42">[-4.2, 4.8, 5.1, 2.3, 7.4]</text:p>
              </text:list-item>
              <text:list-item>
                <text:p text:style-name="P114"><text:span text:style-name="T7">[1.2, 4.8, 5.1, 2.3, 7.4]</text:span></text:p>
              </text:list-item>
              <text:list-item>
                <text:p text:style-name="P42">[1.2, 4.8, -4.2, 2.3, 7.4]</text:p>
              </text:list-item>
              <text:list-item>
                <text:p text:style-name="P42">There is no output due to an error.</text:p>
              </text:list-item>
            </text:list>
          </table:table-cell>
          <table:table-cell table:style-name="Table1.B2" office:value-type="string">
            <text:p text:style-name="P37">double[] mi<text:span text:style-name="T61">ke</text:span> = {1.2, 4.8, 5.1, <text:tab/><text:tab/><text:tab/><text:tab/><text:tab/>2.3, 7.4};</text:p>
            <text:p text:style-name="P37">double myers = <text:tab/>mi<text:span text:style-name="T61">ke</text:span>[(int)mi<text:span text:style-name="T61">ke</text:span>[mi<text:span text:style-name="T61">ke</text:span>.length-2]];</text:p>
            <text:p text:style-name="P37"/>
            <text:p text:style-name="P38">mi<text:span text:style-name="T61">ke</text:span>[mi<text:span text:style-name="T61">ke</text:span>.length–(int)myers] = -<text:span text:style-name="T61">4</text:span>.2; </text:p>
            <text:p text:style-name="P38">out.print(<text:span text:style-name="T37">Arrays.toString(</text:span><text:span text:style-name="T61">mike</text:span>)<text:span text:style-name="T37">)</text:span>;</text:p>
          </table:table-cell>
        </table:table-row>
        <text:soft-page-break/>
        <table:table-row table:style-name="Table1.1">
          <table:table-cell table:style-name="Table1.A2" office:value-type="string">
            <text:p text:style-name="P124">Question 11</text:p>
            <text:p text:style-name="P109"><text:span text:style-name="T8">What is output by the code to the right?</text:span></text:p>
            <text:list text:style-name="L11">
              <text:list-item>
                <text:p text:style-name="P43">the monster mash a graveyard smash</text:p>
              </text:list-item>
              <text:list-item>
                <text:p text:style-name="P115"><text:span text:style-name="T7">monster mash a graveyard smash</text:span></text:p>
              </text:list-item>
              <text:list-item>
                <text:p text:style-name="P43">monstermashgraveyardsmash</text:p>
              </text:list-item>
              <text:list-item>
                <text:p text:style-name="P43"><text:s/>the monster mashagraveyardsmash</text:p>
              </text:list-item>
            </text:list>
          </table:table-cell>
          <table:table-cell table:style-name="Table1.B2" office:value-type="string">
            <text:p text:style-name="P99">String s="they did the monster mash";</text:p>
            <text:p text:style-name="P99">String t=<text:span text:style-name="T63">"</text:span>it was a graveyard smash";</text:p>
            <text:p text:style-name="P44">Scanner sc = new Scanner(<text:span text:style-name="T59">s+"\n"+t</text:span>);</text:p>
            <text:p text:style-name="P44">sc.next(); <text:span text:style-name="T3">sc.next();</text:span></text:p>
            <text:p text:style-name="P36">String s1 = sc.nextLine();</text:p>
            <text:p text:style-name="P36">String<text:span text:style-name="T37">[]</text:span> words = sc.nextLine().split(<text:span text:style-name="T37">" "</text:span>);</text:p>
            <text:p text:style-name="P45">out.print(<text:span text:style-name="T3">s1+words[2]+words[3]+</text:span></text:p>
            <text:p text:style-name="P45"><text:span text:style-name="T3"><text:tab/><text:tab/><text:tab/><text:tab/><text:tab/>words[4]</text:span>);</text:p>
          </table:table-cell>
        </table:table-row>
        <table:table-row table:style-name="Table1.1">
          <table:table-cell table:style-name="Table1.A2" office:value-type="string">
            <text:p text:style-name="P125">Question 12</text:p>
            <text:p text:style-name="P44">What is output by the code to the right?</text:p>
            <text:list text:style-name="L12">
              <text:list-item>
                <text:p text:style-name="P110"><text:span text:style-name="T7">H</text:span></text:p>
              </text:list-item>
              <text:list-item>
                <text:p text:style-name="P40">72</text:p>
              </text:list-item>
              <text:list-item>
                <text:p text:style-name="P40">B</text:p>
              </text:list-item>
              <text:list-item>
                <text:p text:style-name="P40">66</text:p>
              </text:list-item>
            </text:list>
          </table:table-cell>
          <table:table-cell table:style-name="Table1.B2" office:value-type="string">
            <text:p text:style-name="P44">char c = 'Z';</text:p>
            <text:p text:style-name="P44">c%=8.<text:span text:style-name="T37">2</text:span>;</text:p>
            <text:p text:style-name="P44">out.print(c+64);</text:p>
          </table:table-cell>
        </table:table-row>
        <table:table-row table:style-name="Table1.13">
          <table:table-cell table:style-name="Table1.A2" office:value-type="string">
            <text:p text:style-name="P125">Question 13</text:p>
            <text:p text:style-name="P44">W<text:span text:style-name="T50">hat is output by the code to the right?</text:span></text:p>
            <text:list text:style-name="L13">
              <text:list-item>
                <text:p text:style-name="P111"><text:span text:style-name="T9">7</text:span></text:p>
              </text:list-item>
              <text:list-item>
                <text:p text:style-name="P46">63</text:p>
              </text:list-item>
              <text:list-item>
                <text:p text:style-name="P47">112</text:p>
              </text:list-item>
              <text:list-item>
                <text:p text:style-name="P47">0</text:p>
              </text:list-item>
            </text:list>
          </table:table-cell>
          <table:table-cell table:style-name="Table1.B2" office:value-type="string">
            <text:p text:style-name="P44">int <text:span text:style-name="T50">z</text:span> = <text:span text:style-name="T50">4</text:span> <text:s/>* 8 <text:span text:style-name="T50">|</text:span> <text:span text:style-name="T50">(16</text:span> + 4<text:span text:style-name="T50">) &lt;&lt; 2</text:span>;</text:p>
            <text:p text:style-name="P44">out.println(<text:span text:style-name="T50">z</text:span>);</text:p>
          </table:table-cell>
        </table:table-row>
        <table:table-row table:style-name="Table1.1">
          <table:table-cell table:style-name="Table1.A2" office:value-type="string">
            <text:p text:style-name="P125">Question 14</text:p>
            <text:p text:style-name="P44">Which of the following data types could NOT replace &lt;type&gt; in the code to the right without error?</text:p>
            <text:list text:style-name="L14">
              <text:list-item>
                <text:p text:style-name="P147"><text:span text:style-name="T14">short</text:span></text:p>
              </text:list-item>
              <text:list-item>
                <text:p text:style-name="P41">byte</text:p>
              </text:list-item>
              <text:list-item>
                <text:p text:style-name="P116">float</text:p>
              </text:list-item>
              <text:list-item>
                <text:p text:style-name="P48">long</text:p>
              </text:list-item>
            </text:list>
          </table:table-cell>
          <table:table-cell table:style-name="Table1.B2" office:value-type="string">
            <text:p text:style-name="P44">&lt;type&gt; x = 2048;</text:p>
            <text:p text:style-name="P50">out.println(x);</text:p>
          </table:table-cell>
        </table:table-row>
        <table:table-row table:style-name="Table1.1">
          <table:table-cell table:style-name="Table1.A2" office:value-type="string">
            <text:p text:style-name="P125">Question 15</text:p>
            <text:p text:style-name="P44">What is output by the code to the right?</text:p>
            <text:list text:style-name="L15">
              <text:list-item>
                <text:p text:style-name="P49">3 in the hood</text:p>
              </text:list-item>
              <text:list-item>
                <text:p text:style-name="P49">true In Space</text:p>
              </text:list-item>
              <text:list-item>
                <text:p text:style-name="P49">In Space</text:p>
              </text:list-item>
              <text:list-item>
                <text:p text:style-name="P167"><text:span text:style-name="T14">true in the hood</text:span></text:p>
              </text:list-item>
            </text:list>
          </table:table-cell>
          <table:table-cell table:style-name="Table1.B2" office:value-type="string">
            <text:p text:style-name="P51">ArrayList&lt;String&gt; lep = new ArrayList&lt;<text:span text:style-name="T38">String</text:span>&gt;();</text:p>
            <text:p text:style-name="P51">lep.add("1"); lep.add("2");</text:p>
            <text:p text:style-name="P51">lep.add("3"); lep.add("In Space");</text:p>
            <text:p text:style-name="P52">lep.add("in the Hood"); </text:p>
            <text:p text:style-name="P52">lep.add("Back 2 tha Hood");</text:p>
            <text:p text:style-name="P52">lep.add("Origins"); </text:p>
            <text:p text:style-name="P52">lep.add("Returns");<text:line-break/>out.print(lep.remove("3") + " " + <text:tab/><text:tab/><text:tab/><text:tab/><text:tab/>lep.get(3));</text:p>
          </table:table-cell>
        </table:table-row>
        <text:soft-page-break/>
        <table:table-row table:style-name="Table1.1">
          <table:table-cell table:style-name="Table1.A2" office:value-type="string">
            <text:p text:style-name="P126">Question 16</text:p>
            <text:p text:style-name="P54">What is output by the code to the right?</text:p>
            <text:list text:style-name="L16">
              <text:list-item>
                <text:p text:style-name="P148"><text:span text:style-name="T15">1</text:span></text:p>
              </text:list-item>
              <text:list-item>
                <text:p text:style-name="P55">-1</text:p>
              </text:list-item>
              <text:list-item>
                <text:p text:style-name="P55">5</text:p>
              </text:list-item>
              <text:list-item>
                <text:p text:style-name="P55">-5</text:p>
              </text:list-item>
            </text:list>
          </table:table-cell>
          <table:table-cell table:style-name="Table1.B2" office:value-type="string">
            <text:p text:style-name="P54">out.print("Halloween".compareTo("Christmas"));</text:p>
          </table:table-cell>
        </table:table-row>
        <table:table-row table:style-name="Table1.1">
          <table:table-cell table:style-name="Table1.A17" office:value-type="string">
            <text:p text:style-name="P127">Question 17</text:p>
            <text:p text:style-name="P56">Which of the following is NOT valid <text:span text:style-name="T30">in a separate class, </text:span><text:span text:style-name="T40">assuming c is an object of type Car</text:span><text:span text:style-name="T30">?</text:span></text:p>
            <text:list text:style-name="L17">
              <text:list-item>
                <text:p text:style-name="P149"><text:span text:style-name="T16">int nW = c.numWheels;</text:span></text:p>
              </text:list-item>
              <text:list-item>
                <text:p text:style-name="P59">double g = c.getMPG();</text:p>
              </text:list-item>
              <text:list-item>
                <text:p text:style-name="P59">Object <text:span text:style-name="T42">o</text:span> = c;</text:p>
              </text:list-item>
              <text:list-item>
                <text:p text:style-name="P59">double mpg = c.<text:span text:style-name="T42">travel</text:span>( 400, 10);</text:p>
              </text:list-item>
            </text:list>
          </table:table-cell>
          <table:table-cell table:style-name="Table1.B2" table:number-rows-spanned="3" office:value-type="string">
            <text:p text:style-name="P57">class Car{</text:p>
            <text:p text:style-name="P57"><text:s text:c="4"/>private String license;</text:p>
            <text:p text:style-name="P57"><text:s text:c="4"/>private double gallons, odo;</text:p>
            <text:p text:style-name="P57"><text:s text:c="4"/>public final int numWheels = 4;</text:p>
            <text:p text:style-name="P57"><text:s text:c="4"/>public Car(){</text:p>
            <text:p text:style-name="P57"><text:s text:c="8"/>this("VOID", 0, 20);</text:p>
            <text:p text:style-name="P57"><text:s text:c="4"/>}</text:p>
            <text:p text:style-name="P57"><text:s text:c="4"/>public Car(String l, double m, <text:tab/><text:tab/><text:tab/><text:tab/><text:tab/><text:tab/>double g){</text:p>
            <text:p text:style-name="P57"><text:s text:c="8"/>license = l;</text:p>
            <text:p text:style-name="P57"><text:s text:c="8"/>odo = m;</text:p>
            <text:p text:style-name="P57"><text:s text:c="8"/>this.gallons = g;</text:p>
            <text:p text:style-name="P57"><text:s text:c="4"/>}</text:p>
            <text:p text:style-name="P58"><text:s text:c="4"/>public String toString(){</text:p>
            <text:p text:style-name="P58"><text:s text:c="4"/>return license;</text:p>
            <text:p text:style-name="P58"><text:s text:c="4"/>}</text:p>
            <text:p text:style-name="P57"><text:s text:c="4"/>public double getMPG(){ <text:s text:c="3"/></text:p>
            <text:p text:style-name="P57"><text:s text:c="8"/>return odo / gallons;</text:p>
            <text:p text:style-name="P57"><text:s text:c="4"/>}</text:p>
            <text:p text:style-name="P58"><text:s text:c="4"/>public double getMiles(<text:span text:style-name="T64">)</text:span>{ <text:s text:c="3"/></text:p>
            <text:p text:style-name="P58"><text:s text:c="8"/>return odo; <text:s text:c="3"/></text:p>
            <text:p text:style-name="P58"><text:s text:c="4"/>}</text:p>
            <text:p text:style-name="P57"><text:s text:c="4"/>public void travel(int miles, int <text:tab/><text:tab/><text:tab/><text:tab/><text:tab/>tankUsed){</text:p>
            <text:p text:style-name="P57"><text:s text:c="8"/>odo += miles;</text:p>
            <text:p text:style-name="P57"><text:s text:c="8"/>gallons += tankUsed;</text:p>
            <text:p text:style-name="P57"><text:s text:c="4"/>}</text:p>
            <text:p text:style-name="P57">}</text:p>
          </table:table-cell>
        </table:table-row>
        <table:table-row table:style-name="Table1.1">
          <table:table-cell table:style-name="Table1.A17" office:value-type="string">
            <text:p text:style-name="P127">Question 18</text:p>
            <text:p text:style-name="P54">What is output by the client code below?</text:p>
            <text:p text:style-name="P60">Car <text:span text:style-name="T42">d</text:span> = new Car();</text:p>
            <text:p text:style-name="P60"><text:span text:style-name="T42">d</text:span>.<text:span text:style-name="T42">travel</text:span>(2000, 4<text:span text:style-name="T41">0</text:span>);</text:p>
            <text:p text:style-name="P60">out.print(<text:span text:style-name="T42">d</text:span>.getMiles());</text:p>
            <text:list text:style-name="L18">
              <text:list-item>
                <text:p text:style-name="P150"><text:span text:style-name="T17">50.0</text:span></text:p>
              </text:list-item>
              <text:list-item>
                <text:p text:style-name="P61">2000.0</text:p>
              </text:list-item>
              <text:list-item>
                <text:p text:style-name="P61">0.0</text:p>
              </text:list-item>
              <text:list-item>
                <text:p text:style-name="P61">There is no output due to an error.</text:p>
              </text:list-item>
            </text:list>
          </table:table-cell>
          <table:covered-table-cell table:style-name="Table1.B2"/>
        </table:table-row>
        <table:table-row table:style-name="Table1.1">
          <table:table-cell table:style-name="Table1.A19" office:value-type="string">
            <text:p text:style-name="P128">Question 19</text:p>
            <text:p text:style-name="P54">What is output by the client code below?</text:p>
            <text:p text:style-name="P62">Car e = new Car("<text:span text:style-name="T43">GH0ST</text:span>", 84, 4);</text:p>
            <text:p text:style-name="P62">e.travel(206, 16);</text:p>
            <text:p text:style-name="P62">out.print(<text:span text:style-name="T43">e +" " + </text:span>e.getMPG());</text:p>
            <text:list text:style-name="L19">
              <text:list-item>
                <text:p text:style-name="P151"><text:span text:style-name="T18">e 14.5</text:span></text:p>
              </text:list-item>
              <text:list-item>
                <text:p text:style-name="P63">14.5 14.5</text:p>
              </text:list-item>
              <text:list-item>
                <text:p text:style-name="P63">e e.getMPG()</text:p>
              </text:list-item>
              <text:list-item>
                <text:p text:style-name="P64"><text:span text:style-name="T43">GH0ST </text:span>14.5</text:p>
              </text:list-item>
            </text:list>
          </table:table-cell>
          <table:covered-table-cell table:style-name="Table1.B19"/>
        </table:table-row>
        <table:table-row table:style-name="Table1.1">
          <table:table-cell table:style-name="Table1.A20" table:number-columns-spanned="2" office:value-type="string">
            <text:p text:style-name="P128">Question 20<text:span text:style-name="T60"/></text:p>
            <text:p text:style-name="P132"><draw:frame draw:style-name="fr1" draw:name="Object1" text:anchor-type="as-char" svg:y="-0.2035in" svg:width="2.0236in" svg:height="0.2673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65">Which of the following expressions is equivalent to the <text:span text:style-name="T35">boolean </text:span>expression <text:span text:style-name="T62">above</text:span>?</text:p>
            <text:list text:style-name="L20">
              <text:list-item>
                <text:p text:style-name="P152"><text:span text:style-name="T19"><draw:frame draw:style-name="fr1" draw:name="Object7" text:anchor-type="as-char" svg:y="-0.1492in" svg:width="0.3528in" svg:height="0.1854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      </text:list-item>
              <text:list-item>
                <text:p text:style-name="P66">A</text:p>
              </text:list-item>
              <text:list-item>
                <text:p text:style-name="P66">B</text:p>
              </text:list-item>
              <text:list-item>
                <text:p text:style-name="P66">Always true</text:p>
              </text:list-item>
            </text:list>
            <text:p text:style-name="P69"/>
          </table:table-cell>
          <table:covered-table-cell/>
        </table:table-row>
        <text:soft-page-break/>
        <table:table-row table:style-name="Table1.13">
          <table:table-cell table:style-name="Table1.A21" office:value-type="string">
            <text:p text:style-name="P129">Question 21</text:p>
            <text:p text:style-name="P39">What is the possible range of values that could be output by the code to the right?</text:p>
            <text:list text:style-name="L21">
              <text:list-item>
                <text:p text:style-name="P153"><text:span text:style-name="T19">2 (exclusive) to 13 (exclusive)</text:span></text:p>
              </text:list-item>
              <text:list-item>
                <text:p text:style-name="P67">0 (inclusive) to 13 (inclusive)</text:p>
              </text:list-item>
              <text:list-item>
                <text:p text:style-name="P67">2 (exclusive) to 13 (inclusive)</text:p>
              </text:list-item>
              <text:list-item>
                <text:p text:style-name="P67">2 (inclusive) to 13 (exclusive)</text:p>
              </text:list-item>
            </text:list>
          </table:table-cell>
          <table:table-cell table:style-name="Table1.B19" office:value-type="string">
            <text:p text:style-name="P74">Random r = new Random();</text:p>
            <text:p text:style-name="P74">double d = r.nextDouble(2,6);</text:p>
            <text:p text:style-name="P74">int i = r.nextInt(7);</text:p>
            <text:p text:style-name="P74">out.println(d+i);</text:p>
          </table:table-cell>
        </table:table-row>
        <table:table-row table:style-name="Table1.1">
          <table:table-cell table:style-name="Table1.A22" office:value-type="string">
            <text:p text:style-name="P130">Question 22</text:p>
            <text:p text:style-name="P71">What is output by the client code shown here?</text:p>
            <text:p text:style-name="P71">A b = new B();</text:p>
            <text:p text:style-name="P71">out.println(b instanceof B);</text:p>
            <text:list text:style-name="L22">
              <text:list-item>
                <text:p text:style-name="P154"><text:span text:style-name="T19">true</text:span></text:p>
              </text:list-item>
              <text:list-item>
                <text:p text:style-name="P68">false</text:p>
              </text:list-item>
            </text:list>
          </table:table-cell>
          <table:table-cell table:style-name="Table1.B2" table:number-rows-spanned="3" office:value-type="string">
            <text:p text:style-name="P71">public class A{</text:p>
            <text:p text:style-name="P71"><text:s text:c="4"/>private int val;</text:p>
            <text:p text:style-name="P71"><text:s text:c="4"/>public A(int v){</text:p>
            <text:p text:style-name="P71"><text:s text:c="8"/>val = v;</text:p>
            <text:p text:style-name="P72"><text:s text:c="4"/><text:span text:style-name="T31">}</text:span></text:p>
            <text:p text:style-name="P73"><text:s text:c="4"/><text:span text:style-name="T31">public int getVal(){</text:span></text:p>
            <text:p text:style-name="P73"><text:span text:style-name="T31"><text:s text:c="8"/>return val; <text:s text:c="3"/></text:span></text:p>
            <text:p text:style-name="P73"><text:span text:style-name="T31"><text:s text:c="4"/>}</text:span></text:p>
            <text:p text:style-name="P73">}</text:p>
            <text:p text:style-name="P71">public class B extends A{</text:p>
            <text:p text:style-name="P71"><text:s text:c="4"/>public B(){</text:p>
            <text:p text:style-name="P71"><text:s text:c="8"/><text:span text:style-name="T54">// </text:span><text:span text:style-name="T56">CODE 1</text:span></text:p>
            <text:p text:style-name="P71"><text:s text:c="4"/><text:span text:style-name="T31">}</text:span></text:p>
            <text:p text:style-name="P71">}</text:p>
          </table:table-cell>
        </table:table-row>
        <table:table-row table:style-name="Table1.1">
          <table:table-cell table:style-name="Table1.A23" office:value-type="string">
            <text:p text:style-name="P130">Question 23</text:p>
            <text:p text:style-name="P75">What line in the client code shown here contains an error?</text:p>
            <text:p text:style-name="P75">B b = new B(); <text:span text:style-name="T54">// L</text:span><text:span text:style-name="T57">INE </text:span><text:span text:style-name="T54">#1</text:span></text:p>
            <text:p text:style-name="P75">b.val+=3; <text:span text:style-name="T54">// L</text:span><text:span text:style-name="T57">INE</text:span><text:span text:style-name="T54"> #2</text:span></text:p>
            <text:p text:style-name="P75">out.println(b.getVal()); <text:span text:style-name="T54">// L</text:span><text:span text:style-name="T57">INE</text:span><text:span text:style-name="T54"> #3</text:span></text:p>
            <text:p text:style-name="P69">out.println(b); <text:span text:style-name="T54">// LINE #4</text:span></text:p>
            <text:list text:style-name="L23">
              <text:list-item>
                <text:p text:style-name="P155"><text:span text:style-name="T26">// LINE #1</text:span></text:p>
              </text:list-item>
              <text:list-item>
                <text:p text:style-name="P119">// LINE #2</text:p>
              </text:list-item>
              <text:list-item>
                <text:p text:style-name="P119">// LINE #3</text:p>
              </text:list-item>
              <text:list-item>
                <text:p text:style-name="P119">// LINE #4</text:p>
              </text:list-item>
            </text:list>
          </table:table-cell>
          <table:covered-table-cell table:style-name="Table1.B2"/>
        </table:table-row>
        <table:table-row table:style-name="Table1.1">
          <table:table-cell table:style-name="Table1.A24" office:value-type="string">
            <text:p text:style-name="P130">Question 24</text:p>
            <text:p text:style-name="P143"><text:span text:style-name="T10">What should replace </text:span><text:span text:style-name="T25">// CODE 1</text:span><text:span text:style-name="T10"> so that the val </text:span><text:span text:style-name="T11">instance </text:span><text:span text:style-name="T10">variable of all B objects is initialized to 12?</text:span></text:p>
            <text:list text:style-name="L24">
              <text:list-item>
                <text:p text:style-name="P156"><text:span text:style-name="T19">this.val = 12;</text:span></text:p>
              </text:list-item>
              <text:list-item>
                <text:p text:style-name="P70">getVal() = 12;</text:p>
              </text:list-item>
              <text:list-item>
                <text:p text:style-name="P70">super(12);</text:p>
              </text:list-item>
              <text:list-item>
                <text:p text:style-name="P70">this(12);</text:p>
              </text:list-item>
            </text:list>
          </table:table-cell>
          <table:covered-table-cell table:style-name="Table1.B19"/>
        </table:table-row>
        <table:table-row table:style-name="Table1.1">
          <table:table-cell table:style-name="Table1.A25" table:number-columns-spanned="2" office:value-type="string">
            <text:p text:style-name="P130">Question 25</text:p>
            <text:p text:style-name="P76">Which of the following 8-bit binary numbers is the two's complement representation of -<text:span text:style-name="T44">113?</text:span></text:p>
            <text:list text:style-name="L25">
              <text:list-item>
                <text:p text:style-name="P157"><text:span text:style-name="T20">10001111</text:span></text:p>
              </text:list-item>
              <text:list-item>
                <text:p text:style-name="P77">01110001</text:p>
              </text:list-item>
              <text:list-item>
                <text:p text:style-name="P77">11110001</text:p>
              </text:list-item>
              <text:list-item>
                <text:p text:style-name="P77">11111111</text:p>
              </text:list-item>
            </text:list>
          </table:table-cell>
          <table:covered-table-cell/>
        </table:table-row>
        <text:soft-page-break/>
        <table:table-row table:style-name="Table1.1">
          <table:table-cell table:style-name="Table1.A26" office:value-type="string">
            <text:p text:style-name="P130">Question 26</text:p>
            <text:p text:style-name="P78">What should replace <text:span text:style-name="T54">&lt;CONDITION&gt;</text:span> so that the selectionSort function correctly implements selection sort?</text:p>
            <text:list text:style-name="L26">
              <text:list-item>
                <text:p text:style-name="P168"><text:span text:style-name="T21">a[i] &gt; a[min]</text:span></text:p>
              </text:list-item>
              <text:list-item>
                <text:p text:style-name="P22">a[i] &lt; a[min]</text:p>
              </text:list-item>
              <text:list-item>
                <text:p text:style-name="P22">a[j] &gt; a[min]</text:p>
              </text:list-item>
              <text:list-item>
                <text:p text:style-name="P22">a[j] &lt; a[min]</text:p>
              </text:list-item>
            </text:list>
          </table:table-cell>
          <table:table-cell table:style-name="Table1.B19" office:value-type="string">
            <text:p text:style-name="P79">static void selectionSort(int[] a){</text:p>
            <text:p text:style-name="P79"><text:s text:c="4"/>for(int i=0; i&lt;<text:span text:style-name="T45">a</text:span><text:span text:style-name="T44">.length</text:span>; i++){</text:p>
            <text:p text:style-name="P79"><text:s text:c="8"/>int min = i;</text:p>
            <text:p text:style-name="P79"><text:s text:c="8"/>for(int j=i+1;j&lt;<text:span text:style-name="T45">a</text:span><text:span text:style-name="T44">.length</text:span>;j+<text:span text:style-name="T62">+){</text:span></text:p>
            <text:p text:style-name="P79"><text:s text:c="12"/>if(<text:span text:style-name="T54">&lt;</text:span><text:span text:style-name="T58">CONDITION&gt;</text:span>){</text:p>
            <text:p text:style-name="P79"><text:s text:c="16"/>min = j;</text:p>
            <text:p text:style-name="P79"><text:s text:c="12"/><text:span text:style-name="T32">}</text:span></text:p>
            <text:p text:style-name="P79"><text:s text:c="8"/><text:span text:style-name="T32">}</text:span></text:p>
            <text:p text:style-name="P79"><text:s text:c="8"/><text:span text:style-name="T44">if(j != min){</text:span></text:p>
            <text:p text:style-name="P79"><text:s text:c="12"/><text:span text:style-name="T32">int t = a[i];</text:span></text:p>
            <text:p text:style-name="P78"><text:s text:c="12"/>a[i] = a[min];</text:p>
            <text:p text:style-name="P79"><text:s text:c="12"/><text:span text:style-name="T32">a[min] = temp;</text:span></text:p>
            <text:p text:style-name="P79"><text:s text:c="8"/><text:span text:style-name="T44">}</text:span></text:p>
            <text:p text:style-name="P79"><text:s text:c="4"/><text:span text:style-name="T32">}</text:span></text:p>
            <text:p text:style-name="P78">}</text:p>
          </table:table-cell>
        </table:table-row>
        <table:table-row table:style-name="Table1.27">
          <table:table-cell table:style-name="Table1.A27" office:value-type="string">
            <text:p text:style-name="P130">Question 27</text:p>
            <text:p text:style-name="P80">What is output by the client code shown here?</text:p>
            <text:p text:style-name="P81">int[][] m = {{3,4,5},{1},{6,7,9,0},<text:tab/><text:tab/><text:tab/>{2,4,6,8},{-3,-5,-1}};</text:p>
            <text:p text:style-name="P81">out.println(Arrays.toString(fun(m)));</text:p>
            <text:list text:style-name="L27">
              <text:list-item>
                <text:p text:style-name="P169"><text:span text:style-name="T21">[4.0, 1.0, 5.5, 5.0, -3.0]</text:span></text:p>
              </text:list-item>
              <text:list-item>
                <text:p text:style-name="P21">[3.0, 0.25, 5.5, 5.0, -2.25]</text:p>
              </text:list-item>
              <text:list-item>
                <text:p text:style-name="P21">[0.0, 0.0, 0.0, 0.0, 0.0]</text:p>
              </text:list-item>
              <text:list-item>
                <text:p text:style-name="P21">There is no output due to an error.</text:p>
              </text:list-item>
            </text:list>
          </table:table-cell>
          <table:table-cell table:style-name="Table1.B2" office:value-type="string">
            <text:p text:style-name="P80">public static double[] fun(int[][] <text:tab/><text:tab/><text:tab/><text:tab/><text:tab/><text:tab/><text:tab/>mat){</text:p>
            <text:p text:style-name="P80"><text:s text:c="4"/>double res[] = new <text:tab/><text:tab/><text:tab/><text:tab/><text:tab/><text:tab/>double[mat.length];</text:p>
            <text:p text:style-name="P80"><text:s text:c="4"/>for(int i=0; i&lt;mat.length; i++){</text:p>
            <text:p text:style-name="P80"><text:s text:c="8"/>for(int j=0; j&lt;mat[i].length; <text:tab/><text:tab/><text:tab/><text:tab/><text:tab/><text:tab/>j++){</text:p>
            <text:p text:style-name="P80"><text:s text:c="12"/>res[i] += mat[i][j];</text:p>
            <text:p text:style-name="P80"><text:s text:c="8"/>}</text:p>
            <text:p text:style-name="P80"><text:s text:c="8"/>res[i]/=mat[i].length;</text:p>
            <text:p text:style-name="P80"><text:s text:c="4"/>}</text:p>
            <text:p text:style-name="P80"><text:s text:c="4"/>return res;</text:p>
            <text:p text:style-name="P80">}</text:p>
          </table:table-cell>
        </table:table-row>
        <table:table-row table:style-name="Table1.1">
          <table:table-cell table:style-name="Table1.A2" office:value-type="string">
            <text:p text:style-name="P130">Question 28</text:p>
            <text:p text:style-name="P17">What is output by the code to the right?</text:p>
            <text:list text:style-name="L28">
              <text:list-item>
                <text:p text:style-name="P158"><text:span text:style-name="T21">Bman, Woman</text:span></text:p>
              </text:list-item>
              <text:list-item>
                <text:p text:style-name="P18">atlf</text:p>
              </text:list-item>
              <text:list-item>
                <text:p text:style-name="P18">atman, lfman</text:p>
              </text:list-item>
              <text:list-item>
                <text:p text:style-name="P18">There is no output due to an error.</text:p>
              </text:list-item>
            </text:list>
          </table:table-cell>
          <table:table-cell table:style-name="Table1.B2" office:value-type="string">
            <text:p text:style-name="P105">Pattern p = Pattern.compile(</text:p>
            <text:p text:style-name="P105"><text:tab/><text:tab/>"[^A-Z]{1,2}(?=man)");</text:p>
            <text:p text:style-name="P103"/>
            <text:p text:style-name="P112">String n = "Batman, Wolfman";</text:p>
            <text:p text:style-name="P103">for(String s: p.split(<text:span text:style-name="T62">n</text:span>)){</text:p>
            <text:p text:style-name="P103"><text:s text:c="4"/>out.print(<text:span text:style-name="T45">s</text:span>);</text:p>
            <text:p text:style-name="P80">}</text:p>
          </table:table-cell>
        </table:table-row>
        <table:table-row table:style-name="Table1.1">
          <table:table-cell table:style-name="Table1.A2" office:value-type="string">
            <text:p text:style-name="P130">Question 29</text:p>
            <text:p text:style-name="P82">What is output by the code to the right?</text:p>
            <text:list text:style-name="L29">
              <text:list-item>
                <text:p text:style-name="P159"><text:span text:style-name="T21">Math.PI 4 eva</text:span></text:p>
              </text:list-item>
              <text:list-item>
                <text:p text:style-name="P19">3.14 4 <text:s/>eva</text:p>
              </text:list-item>
              <text:list-item>
                <text:p text:style-name="P19">3.14 eva <text:s text:c="2"/>4</text:p>
              </text:list-item>
              <text:list-item>
                <text:p text:style-name="P19">There is no output due to an error.</text:p>
              </text:list-item>
            </text:list>
          </table:table-cell>
          <table:table-cell table:style-name="Table1.B2" office:value-type="string">
            <text:p text:style-name="P3">out.print<text:span text:style-name="T45">f</text:span>("%,.2f %3$s %2$3d", Math.PI, 4, "eva");</text:p>
          </table:table-cell>
        </table:table-row>
        <text:soft-page-break/>
        <table:table-row table:style-name="Table1.1">
          <table:table-cell table:style-name="Table1.A30" table:number-columns-spanned="2" office:value-type="string">
            <text:p text:style-name="P130">Question 30</text:p>
            <text:p text:style-name="P50">public class Monster implements Comparable&lt;Monster&gt;{</text:p>
            <text:p text:style-name="P50"><text:s text:c="4"/>//implementation not shown<text:line-break/>}</text:p>
            <text:p text:style-name="P50">Which of the following method headers is required in the Monster class?</text:p>
            <text:list text:style-name="L30">
              <text:list-item>
                <text:p text:style-name="P160"><text:span text:style-name="T21">public int hashCode()</text:span></text:p>
              </text:list-item>
              <text:list-item>
                <text:p text:style-name="P20">public boolean equals(Object o)</text:p>
              </text:list-item>
              <text:list-item>
                <text:p text:style-name="P20">public int compareTo(Monster m)</text:p>
              </text:list-item>
              <text:list-item>
                <text:p text:style-name="P20">public String toString()</text:p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P130">Question 31</text:p>
            <text:p text:style-name="P83">What is output by the code to the right?</text:p>
            <text:list text:style-name="L31">
              <text:list-item>
                <text:p text:style-name="P85">12</text:p>
              </text:list-item>
              <text:list-item>
                <text:p text:style-name="P161"><text:span text:style-name="T22">-2</text:span></text:p>
              </text:list-item>
              <text:list-item>
                <text:p text:style-name="P85">7</text:p>
              </text:list-item>
              <text:list-item>
                <text:p text:style-name="P85">0</text:p>
              </text:list-item>
            </text:list>
          </table:table-cell>
          <table:table-cell table:style-name="Table1.B2" office:value-type="string">
            <text:p text:style-name="P74">Stack <text:span text:style-name="T34">st = new Stack&lt;Integer&gt;();</text:span></text:p>
            <text:p text:style-name="P84">st.push(7);</text:p>
            <text:p text:style-name="P84">st.push(6);</text:p>
            <text:p text:style-name="P84">st.push(-2);</text:p>
            <text:p text:style-name="P83">st.push(st.push(12));</text:p>
            <text:p text:style-name="P83">st.pop();</text:p>
            <text:p text:style-name="P83">out.print(st.peek());</text:p>
          </table:table-cell>
        </table:table-row>
        <table:table-row table:style-name="Table1.13">
          <table:table-cell table:style-name="Table1.A2" office:value-type="string">
            <text:p text:style-name="P130">Question 32</text:p>
            <text:p text:style-name="P82">What is the height of the binary tree <text:span text:style-name="T46">(number of connections between the root and the farthest leaf)</text:span> created by inserting the values to the right in the order given?</text:p>
            <text:list text:style-name="L32">
              <text:list-item>
                <text:p text:style-name="P162"><text:span text:style-name="T22">4</text:span></text:p>
              </text:list-item>
              <text:list-item>
                <text:p text:style-name="P86">3</text:p>
              </text:list-item>
              <text:list-item>
                <text:p text:style-name="P86">1</text:p>
              </text:list-item>
              <text:list-item>
                <text:p text:style-name="P86">10</text:p>
              </text:list-item>
            </text:list>
          </table:table-cell>
          <table:table-cell table:style-name="Table1.B2" office:value-type="string">
            <text:p text:style-name="P82"><text:span text:style-name="T46">5</text:span> 12 -2 7 0 -4 10 <text:span text:style-name="T46">6</text:span> 8 3</text:p>
          </table:table-cell>
        </table:table-row>
        <table:table-row table:style-name="Table1.1">
          <table:table-cell table:style-name="Table1.A2" office:value-type="string">
            <text:p text:style-name="P130">Question 33</text:p>
            <text:p text:style-name="P87">What is output by the code to the right?</text:p>
            <text:list text:style-name="L33">
              <text:list-item>
                <text:p text:style-name="P163"><text:span text:style-name="T22">s</text:span></text:p>
              </text:list-item>
              <text:list-item>
                <text:p text:style-name="P88">fright</text:p>
              </text:list-item>
              <text:list-item>
                <text:p text:style-name="P117">ghoul</text:p>
              </text:list-item>
              <text:list-item>
                <text:p text:style-name="P88">scary</text:p>
              </text:list-item>
            </text:list>
          </table:table-cell>
          <table:table-cell table:style-name="Table1.B2" office:value-type="string">
            <text:p text:style-name="P90">int a = 7;</text:p>
            <text:p text:style-name="P90">int b = 14;</text:p>
            <text:p text:style-name="P90">String s = b&gt;a?b/a&gt;2?"fright":"scary":"<text:span text:style-name="T63">ghoul</text:span>";</text:p>
            <text:p text:style-name="P90">out.print(s);</text:p>
          </table:table-cell>
        </table:table-row>
        <table:table-row table:style-name="Table1.1">
          <table:table-cell table:style-name="Table1.A2" office:value-type="string">
            <text:p text:style-name="P130">Question 34</text:p>
            <text:p text:style-name="P144"><text:span text:style-name="T12">Which of the following does not cause or contain an error?</text:span></text:p>
            <text:list text:style-name="L34">
              <text:list-item>
                <text:p text:style-name="P93">X u = (X) new Y();</text:p>
              </text:list-item>
              <text:list-item>
                <text:p text:style-name="P93">W w = new Y();</text:p>
              </text:list-item>
              <text:list-item>
                <text:p text:style-name="P93">Z z = new X();</text:p>
              </text:list-item>
              <text:list-item>
                <text:p text:style-name="P93"><text:span text:style-name="T46">Y</text:span>[] xa = {new <text:span text:style-name="T46">X</text:span>(), new W()};</text:p>
              </text:list-item>
            </text:list>
          </table:table-cell>
          <table:table-cell table:style-name="Table1.B2" office:value-type="string">
            <text:p text:style-name="P4">class X{}</text:p>
            <text:p text:style-name="P4">class Y extends X{}</text:p>
            <text:p text:style-name="P4">class Z extends X{}</text:p>
            <text:p text:style-name="P4">class W extends Y{}</text:p>
          </table:table-cell>
        </table:table-row>
        <text:soft-page-break/>
        <table:table-row table:style-name="Table1.1">
          <table:table-cell table:style-name="Table1.A2" office:value-type="string">
            <text:p text:style-name="P130">Question 35</text:p>
            <text:p text:style-name="P92">What is the output of the code to the right?</text:p>
            <text:list text:style-name="L35">
              <text:list-item>
                <text:p text:style-name="P164"><text:span text:style-name="T22">789.0</text:span></text:p>
              </text:list-item>
              <text:list-item>
                <text:p text:style-name="P89">18.0</text:p>
              </text:list-item>
              <text:list-item>
                <text:p text:style-name="P89">The output is a blank line.</text:p>
              </text:list-item>
              <text:list-item>
                <text:p text:style-name="P89">There is no output due to an error.</text:p>
              </text:list-item>
            </text:list>
          </table:table-cell>
          <table:table-cell table:style-name="Table1.B2" office:value-type="string">
            <text:p text:style-name="P94">Scanner sc = new Scanner(</text:p>
            <text:p text:style-name="P94"><text:tab/><text:tab/><text:tab/><text:tab/>"12.4\n789 18");</text:p>
            <text:p text:style-name="P92">sc.nextDouble();</text:p>
            <text:p text:style-name="P92">sc.nextLine();</text:p>
            <text:p text:style-name="P92">sc.next();</text:p>
            <text:p text:style-name="P92">out.println(sc.nextDouble());</text:p>
          </table:table-cell>
        </table:table-row>
        <table:table-row table:style-name="Table1.13">
          <table:table-cell table:style-name="Table1.A36" table:number-columns-spanned="2" office:value-type="string">
            <text:p text:style-name="P130">Question 36</text:p>
            <text:p text:style-name="P92">How much (additional) memory space will a quicksort algorithm use for large sets of data?</text:p>
            <text:list text:style-name="L36">
              <text:list-item>
                <text:p text:style-name="P146"><text:span text:style-name="T22">O(n)<text:tab/><text:tab/><text:tab/></text:span><text:span text:style-name="T23">B) O(1)<text:tab/><text:tab/><text:tab/>C) O(log(n))<text:tab/><text:tab/>D) O(n</text:span><text:span text:style-name="T28">2</text:span><text:span text:style-name="T29">)</text:span></text:p>
              </text:list-item>
            </text:list>
          </table:table-cell>
          <table:covered-table-cell/>
        </table:table-row>
        <table:table-row table:style-name="Table1.13">
          <table:table-cell table:style-name="Table1.A2" office:value-type="string">
            <text:p text:style-name="P130">Question 37</text:p>
            <text:p text:style-name="P145"><text:span text:style-name="T13">What is returned by the function call scare("trick")?</text:span></text:p>
            <text:list text:style-name="L37">
              <text:list-item>
                <text:p text:style-name="P165"><text:span text:style-name="T13">kckickricktrick</text:span></text:p>
              </text:list-item>
              <text:list-item>
                <text:p text:style-name="P96">trickrickickckk</text:p>
              </text:list-item>
              <text:list-item>
                <text:p text:style-name="P97">trick</text:p>
              </text:list-item>
              <text:list-item>
                <text:p text:style-name="P97">tricktricktricktricktrick</text:p>
              </text:list-item>
            </text:list>
          </table:table-cell>
          <table:table-cell table:style-name="Table1.B2" office:value-type="string">
            <text:p text:style-name="P95">public static <text:span text:style-name="T49">String</text:span> scare(String A){</text:p>
            <text:p text:style-name="P95"><text:s text:c="4"/>if(A.length()&lt;=1){</text:p>
            <text:p text:style-name="P95"><text:s text:c="8"/>return A;</text:p>
            <text:p text:style-name="P95"><text:s text:c="4"/>}</text:p>
            <text:p text:style-name="P95"><text:s text:c="4"/>return A+scare(A.substring(1));</text:p>
            <text:p text:style-name="P95">}</text:p>
          </table:table-cell>
        </table:table-row>
        <table:table-row table:style-name="Table1.13">
          <table:table-cell table:style-name="Table1.A2" office:value-type="string">
            <text:p text:style-name="P130">Question 38</text:p>
            <text:p text:style-name="P50">What is output by the <text:span text:style-name="T62">client code shown here</text:span>?</text:p>
            <text:p text:style-name="P5">MathFunction m = (a,b) -&gt; a * b + b / a; </text:p>
            <text:p text:style-name="P105">out.print(m.operate(<text:span text:style-name="T39">2</text:span>, 0x16));</text:p>
            <text:list text:style-name="L38">
              <text:list-item>
                <text:p text:style-name="P166"><text:span text:style-name="T24">33</text:span></text:p>
              </text:list-item>
              <text:list-item>
                <text:p text:style-name="P98">55</text:p>
              </text:list-item>
              <text:list-item>
                <text:p text:style-name="P98">40</text:p>
              </text:list-item>
              <text:list-item>
                <text:p text:style-name="P98">0</text:p>
              </text:list-item>
            </text:list>
          </table:table-cell>
          <table:table-cell table:style-name="Table1.B2" office:value-type="string">
            <text:p text:style-name="P104">interface MathFunction{</text:p>
            <text:p text:style-name="P104"><text:s text:c="4"/>int operate(int a, int b);</text:p>
            <text:p text:style-name="P104">}</text:p>
          </table:table-cell>
        </table:table-row>
        <table:table-row table:style-name="Table1.1">
          <table:table-cell table:style-name="Table1.A39" table:number-columns-spanned="2" office:value-type="string">
            <text:p text:style-name="P126">Question 39</text:p>
            <text:p text:style-name="P91">What is the value of the prefix notation expression below?</text:p>
            <text:p text:style-name="P91"><text:span text:style-name="T48">* </text:span><text:span text:style-name="T47">+</text:span> 7 3 / 16 2</text:p>
            <text:p text:style-name="P91"/>
            <text:p text:style-name="P91"/>
            <text:p text:style-name="P91"/>
          </table:table-cell>
          <table:covered-table-cell/>
        </table:table-row>
        <table:table-row table:style-name="Table1.40">
          <table:table-cell table:style-name="Table1.A40" table:number-columns-spanned="2" office:value-type="string">
            <text:p text:style-name="P131">Question 40 </text:p>
            <text:p text:style-name="P53"><text:span text:style-name="T33">What is the value of the expression below </text:span><text:span text:style-name="T47">in base 10</text:span><text:span text:style-name="T33">?</text:span></text:p>
            <text:p text:style-name="P53"><text:span text:style-name="T33"><text:s/>64 &gt;&gt; 3 | ~</text:span><text:span text:style-name="T64">21</text:span><text:span text:style-name="T33"> &amp; 12</text:span></text:p>
            <text:p text:style-name="P53"/>
            <text:p text:style-name="P53"/>
            <text:p text:style-name="P53"/>
          </table:table-cell>
          <table:covered-table-cell/>
        </table:table-row>
      </table:table>
      <text:p text:style-name="P11"><text:soft-page-break/>BOO-VITATIONAL 2024</text:p>
      <text:p text:style-name="P11"><text:span text:style-name="T72">COMPUTER SCIENCE </text:span>WRITTEN TEST- KEY</text:p>
      <text:p text:style-name="P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list text:style-name="L39">
              <text:list-item>
                <text:p text:style-name="P133">C</text:p>
              </text:list-item>
              <text:list-item>
                <text:p text:style-name="P135">C</text:p>
              </text:list-item>
              <text:list-item>
                <text:p text:style-name="P135">C</text:p>
              </text:list-item>
              <text:list-item>
                <text:p text:style-name="P135">A</text:p>
              </text:list-item>
              <text:list-item>
                <text:p text:style-name="P133">B</text:p>
              </text:list-item>
              <text:list-item>
                <text:p text:style-name="P135">D</text:p>
              </text:list-item>
              <text:list-item>
                <text:p text:style-name="P135">A</text:p>
              </text:list-item>
              <text:list-item>
                <text:p text:style-name="P141"><text:span text:style-name="T66">C</text:span></text:p>
              </text:list-item>
              <text:list-item>
                <text:p text:style-name="P135">D</text:p>
              </text:list-item>
              <text:list-item>
                <text:p text:style-name="P135">A</text:p>
              </text:list-item>
            </text:list>
            <text:p text:style-name="P136"><text:s/><text:span text:style-name="T70"><text:s/></text:span><text:span text:style-name="T68"><text:s text:c="6"/></text:span><text:s text:c="7"/></text:p>
            <text:p text:style-name="P137"><text:s/><text:span text:style-name="T70"><text:s/></text:span><text:span text:style-name="T68"><text:s text:c="6"/></text:span></text:p>
            <text:list text:continue-numbering="true" text:style-name="L39">
              <text:list-item>
                <text:p text:style-name="P135">D</text:p>
              </text:list-item>
              <text:list-item>
                <text:p text:style-name="P135">B</text:p>
              </text:list-item>
              <text:list-item>
                <text:p text:style-name="P135">C</text:p>
              </text:list-item>
              <text:list-item>
                <text:p text:style-name="P135">B</text:p>
              </text:list-item>
              <text:list-item>
                <text:p text:style-name="P135">D</text:p>
              </text:list-item>
              <text:list-item>
                <text:p text:style-name="P135">C</text:p>
              </text:list-item>
              <text:list-item>
                <text:p text:style-name="P135">D</text:p>
              </text:list-item>
              <text:list-item>
                <text:p text:style-name="P135">B</text:p>
              </text:list-item>
              <text:list-item>
                <text:p text:style-name="P135">D</text:p>
              </text:list-item>
              <text:list-item>
                <text:p text:style-name="P135">A</text:p>
              </text:list-item>
            </text:list>
          </table:table-cell>
          <table:table-cell table:style-name="Table3.A1" office:value-type="string">
            <text:list text:continue-numbering="true" text:style-name="L39">
              <text:list-item>
                <text:p text:style-name="P135">D</text:p>
              </text:list-item>
              <text:list-item>
                <text:p text:style-name="P133">A</text:p>
              </text:list-item>
              <text:list-item>
                <text:p text:style-name="P133">B</text:p>
              </text:list-item>
              <text:list-item>
                <text:p text:style-name="P133">C</text:p>
              </text:list-item>
              <text:list-item>
                <text:p text:style-name="P133">A</text:p>
              </text:list-item>
              <text:list-item>
                <text:p text:style-name="P133">D</text:p>
              </text:list-item>
              <text:list-item>
                <text:p text:style-name="P133">A</text:p>
              </text:list-item>
              <text:list-item>
                <text:p text:style-name="P133">A</text:p>
              </text:list-item>
              <text:list-item>
                <text:p text:style-name="P133">C</text:p>
              </text:list-item>
              <text:list-item>
                <text:p text:style-name="P133">C</text:p>
              </text:list-item>
            </text:list>
            <text:p text:style-name="P134"><text:s/><text:span text:style-name="T71"><text:s/></text:span><text:span text:style-name="T69"><text:s text:c="6"/></text:span></text:p>
            <text:p text:style-name="P134"><text:s/><text:span text:style-name="T71"><text:s/></text:span><text:span text:style-name="T69"><text:s text:c="6"/></text:span></text:p>
            <text:list text:continue-numbering="true" text:style-name="L39">
              <text:list-item>
                <text:p text:style-name="P133">A</text:p>
              </text:list-item>
              <text:list-item>
                <text:p text:style-name="P133">A</text:p>
              </text:list-item>
              <text:list-item>
                <text:p text:style-name="P138"><text:span text:style-name="T67">D</text:span></text:p>
              </text:list-item>
              <text:list-item>
                <text:p text:style-name="P133">A</text:p>
              </text:list-item>
              <text:list-item>
                <text:p text:style-name="P133">B</text:p>
              </text:list-item>
              <text:list-item>
                <text:p text:style-name="P133">C</text:p>
              </text:list-item>
              <text:list-item>
                <text:p text:style-name="P133">B</text:p>
              </text:list-item>
              <text:list-item>
                <text:p text:style-name="P133">B</text:p>
              </text:list-item>
              <text:list-item>
                <text:p text:style-name="P133">80</text:p>
              </text:list-item>
              <text:list-item>
                <text:p text:style-name="P133">8</text:p>
              </text:list-item>
            </text:list>
          </table:table-cell>
        </table:table-row>
      </table:table>
      <text:p text:style-name="P6"/>
      <text:p text:style-name="P13">ID __________________________<text:tab/><text:tab/><text:tab/><text:tab/><text:tab/><text:tab/><text:tab/><text:tab/><text:tab/>Date <text:s text:c="3"/>________________</text:p>
      <text:p text:style-name="P12">BOO-VITATIONAL 2024 </text:p>
      <text:p text:style-name="P12">COMPUTER SCIENCE WRITTEN TEST</text:p>
      <text:p text:style-name="P8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list text:continue-numbering="true" text:style-name="L39">
              <text:list-item text:start-value="1"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42"><text:span text:style-name="T66">_</text:span><text:span text:style-name="T65">____</text:span>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</text:list>
            <text:p text:style-name="P136"><text:s/><text:span text:style-name="T70"><text:s/></text:span><text:span text:style-name="T68"><text:s text:c="6"/></text:span><text:s text:c="7"/></text:p>
            <text:p text:style-name="P136"><text:s/><text:span text:style-name="T70"><text:s/></text:span><text:span text:style-name="T68"><text:s text:c="6"/></text:span></text:p>
            <text:list text:continue-numbering="true" text:style-name="L39"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</text:list>
          </table:table-cell>
          <table:table-cell table:style-name="Table4.A1" office:value-type="string">
            <text:list text:continue-numbering="true" text:style-name="L39"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</text:list>
            <text:p text:style-name="P134"><text:s/><text:span text:style-name="T71"><text:s/></text:span><text:span text:style-name="T69"><text:s text:c="6"/></text:span></text:p>
            <text:p text:style-name="P134"><text:s/><text:span text:style-name="T71"><text:s/></text:span><text:span text:style-name="T69"><text:s text:c="6"/></text:span></text:p>
            <text:list text:continue-numbering="true" text:style-name="L39"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  <text:list-item>
                <text:p text:style-name="P139">_____</text:p>
              </text:list-item>
            </text:list>
          </table:table-cell>
        </table:table-row>
      </table:table>
      <text:p text:style-name="P9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5"><text:span text:style-name="T72"># Correct <text:s text:c="2"/>_____ x <text:s/>6 = _____</text:span></text:p>
            <text:p text:style-name="P118"># Incorrect _____ x -2 = _____</text:p>
            <text:p text:style-name="P118"><text:s text:c="11"/>Total Score = _____</text:p>
          </table:table-cell>
          <table:table-cell table:style-name="Table5.B1" office:value-type="string">
            <text:p text:style-name="P14"/>
          </table:table-cell>
          <table:table-cell table:style-name="Table5.C1" office:value-type="string">
            <text:p text:style-name="P15">Grader 1 _______ <text:s text:c="4"/>Initials <text:s/>______</text:p>
            <text:p text:style-name="P15">Grader 2 _______ <text:s text:c="4"/>Initials <text:s/>______</text:p>
            <text:p text:style-name="P15">Grader 3 _______ <text:s text:c="4"/>Initials <text:s/>______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tkinson Hyperlegible" svg:font-family="'Atkinson Hyperlegible'"/>
    <style:font-face style:name="Chiller" svg:font-family="Chiller" style:font-family-generic="decorative" style:font-pitch="variable"/>
    <style:font-face style:name="Consolas" svg:font-family="Consolas" style:font-family-generic="modern" style:font-pitch="fixed"/>
    <style:font-face style:name="Liberation Sans" svg:font-family="'Liberation Sans'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tkinson Hyperlegible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tkinson Hyperlegible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tkinson Hyperlegible" fo:font-family="'Atkinson Hyperlegible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tkinson Hyperlegible" fo:font-family="'Atkinson Hyperlegible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tkinson Hyperlegible" fo:font-family="'Atkinson Hyperlegible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tkinson Hyperlegible" fo:font-family="'Atkinson Hyperlegible'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true" fo:line-height="100%" fo:padding="0in" fo:border-left="none" fo:border-right="none" fo:border-top="none" fo:border-bottom="0.74pt solid #00000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1:10:12.817000000</meta:creation-date>
    <meta:editing-duration>PT37M1S</meta:editing-duration>
    <meta:editing-cycles>7</meta:editing-cycles>
    <meta:generator>LibreOffice/24.2.2.2$Windows_X86_64 LibreOffice_project/d56cc158d8a96260b836f100ef4b4ef25d6f1a01</meta:generator>
    <dc:title>DefaultHandout</dc:title>
    <dc:date>2024-10-24T20:50:32.080000000</dc:date>
    <meta:print-date>2024-10-24T20:50:39.527000000</meta:print-date>
    <meta:printed-by>PDF files</meta:printed-by>
    <meta:document-statistic meta:table-count="5" meta:image-count="0" meta:object-count="7" meta:page-count="11" meta:paragraph-count="540" meta:word-count="2260" meta:character-count="12764" meta:non-whitespace-character-count="10438"/>
    <meta:template xlink:type="simple" xlink:actuate="onRequest" xlink:title="DefaultHandout" xlink:href="../../../../AppData/Roaming/LibreOffice/4/user/template/DefaultHandout.ott" meta:date="2024-10-23T11:10:12.153000000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o stretchy="false">∗</mo>
      <mrow>
        <mo fence="true" form="prefix" stretchy="false">(</mo>
        <mrow>
          <mrow>
            <mrow>
              <mover accent="true">
                <mi>B</mi>
                <mo stretchy="false">¯</mo>
              </mover>
              <mo stretchy="false">∗</mo>
              <mi>B</mi>
            </mrow>
            <mo stretchy="false">+</mo>
            <mrow>
              <mi>A</mi>
              <mo stretchy="false">∗</mo>
              <mover accent="true">
                <mi>B</mi>
                <mo stretchy="false">¯</mo>
              </mover>
            </mrow>
          </mrow>
        </mrow>
        <mo fence="true" form="postfix" stretchy="false">)</mo>
      </mrow>
    </mrow>
    <annotation encoding="StarMath 5.0">{ (A + B) * ( { { bar B * B } + { A * bar B } } ) }</annotation>
  </semantics>
</math>
</file>

<file path=Object 2/content.xml><?xml version="1.0" encoding="utf-8"?>
<math xmlns="http://www.w3.org/1998/Math/MathML" display="block">
  <semantics>
    <mrow>
      <msub>
        <mn>274</mn>
        <mn>8</mn>
      </msub>
      <mi>–</mi>
      <msub>
        <mn>1110010</mn>
        <mn>2</mn>
      </msub>
    </mrow>
    <annotation encoding="StarMath 5.0">274_8 – 1110010_2</annotation>
  </semantics>
</math>
</file>

<file path=Object 3/content.xml><?xml version="1.0" encoding="utf-8"?>
<math xmlns="http://www.w3.org/1998/Math/MathML" display="block">
  <semantics>
    <mrow>
      <mn>4</mn>
      <msub>
        <mi>A</mi>
        <mn>16</mn>
      </msub>
    </mrow>
    <annotation encoding="StarMath 5.0">4A_16</annotation>
  </semantics>
</math>
</file>

<file path=Object 4/content.xml><?xml version="1.0" encoding="utf-8"?>
<math xmlns="http://www.w3.org/1998/Math/MathML" display="block">
  <semantics>
    <msub>
      <mn>1110284</mn>
      <mn>10</mn>
    </msub>
    <annotation encoding="StarMath 5.0">1110284_10</annotation>
  </semantics>
</math>
</file>

<file path=Object 5/content.xml><?xml version="1.0" encoding="utf-8"?>
<math xmlns="http://www.w3.org/1998/Math/MathML" display="block">
  <semantics>
    <mrow>
      <mn>1</mn>
      <msub>
        <mi>F</mi>
        <mn>16</mn>
      </msub>
    </mrow>
    <annotation encoding="StarMath 5.0">1F_16</annotation>
  </semantics>
</math>
</file>

<file path=Object 6/content.xml><?xml version="1.0" encoding="utf-8"?>
<math xmlns="http://www.w3.org/1998/Math/MathML" display="block">
  <semantics>
    <msub>
      <mn>240</mn>
      <mn>8</mn>
    </msub>
    <annotation encoding="StarMath 5.0">240_8</annotation>
  </semantics>
</math>
</file>

<file path=Object 7/content.xml><?xml version="1.0" encoding="utf-8"?>
<math xmlns="http://www.w3.org/1998/Math/MathML" display="block">
  <semantics>
    <mrow>
      <mi>A</mi>
      <mo stretchy="false">∗</mo>
      <mover accent="true">
        <mi>B</mi>
        <mo stretchy="false">¯</mo>
      </mover>
    </mrow>
    <annotation encoding="StarMath 5.0">{ A * bar B }</annotation>
  </semantics>
</math>
</file>